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F" svg:font-family="" style:font-family-generic="roman"/>
    <style:font-face style:name="Times-Roman" svg:font-family="Times-Roman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8.511cm"/>
    </style:style>
    <style:style style:name="co9" style:family="table-column">
      <style:table-column-properties fo:break-before="auto" style:column-width="6.502cm"/>
    </style:style>
    <style:style style:name="co10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7.812cm"/>
    </style:style>
    <style:style style:name="co7" style:family="table-column">
      <style:table-column-properties fo:break-before="auto" style:column-width="7.269cm"/>
    </style:style>
    <style:style style:name="co8" style:family="table-column">
      <style:table-column-properties fo:break-before="auto" style:column-width="3.974cm"/>
    </style:style>
    <style:style style:name="co11" style:family="table-column">
      <style:table-column-properties fo:break-before="auto" style:column-width="16.471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6e6ff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essage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number-columns-repeated="2"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Usage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Initial address</text:p>
          </table:table-cell>
          <table:table-cell table:style-name="ce1" office:value-type="string">
            <text:p>InitialAddressMess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AM</text:p>
          </table:table-cell>
          <table:table-cell office:value-type="string">
            <text:p>++</text:p>
          </table:table-cell>
          <table:table-cell table:style-name="ce1" office:value-type="string">
            <text:p>Message to start call establishment</text:p>
          </table:table-cell>
        </table:table-row>
        <table:table-row table:style-name="ro1">
          <table:table-cell/>
          <table:table-cell office:value-type="string">
            <text:p>Subsequent address</text:p>
          </table:table-cell>
          <table:table-cell table:style-name="ce1" office:value-type="string">
            <text:p>SubsequentAddressMessage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SAM</text:p>
          </table:table-cell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Information request</text:p>
          </table:table-cell>
          <table:table-cell table:style-name="ce1" office:value-type="string">
            <text:p>InformationRequestMessage</text:p>
          </table:table-cell>
          <table:table-cell office:value-type="float" office:value="3">
            <text:p>3</text:p>
          </table:table-cell>
          <table:table-cell office:value-type="string">
            <text:p>national use</text:p>
          </table:table-cell>
          <table:table-cell table:style-name="ce1" office:value-type="string">
            <text:p>INR</text:p>
          </table:table-cell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Information</text:p>
          </table:table-cell>
          <table:table-cell table:style-name="ce1" office:value-type="string">
            <text:p>InformationMessage</text:p>
          </table:table-cell>
          <table:table-cell office:value-type="float" office:value="4">
            <text:p>4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ontinuity</text:p>
          </table:table-cell>
          <table:table-cell table:style-name="ce1" office:value-type="string">
            <text:p>Continuity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4">
          <table:table-cell/>
          <table:table-cell office:value-type="string">
            <text:p>Address complete</text:p>
          </table:table-cell>
          <table:table-cell table:style-name="ce1" office:value-type="string">
            <text:p>AddressCompleteMessage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ACM</text:p>
          </table:table-cell>
          <table:table-cell office:value-type="string">
            <text:p>++</text:p>
          </table:table-cell>
          <table:table-cell table:style-name="ce1" office:value-type="string">
            <text:p>Indication that called party is alerting</text:p>
          </table:table-cell>
        </table:table-row>
        <table:table-row table:style-name="ro5">
          <table:table-cell/>
          <table:table-cell office:value-type="string">
            <text:p>Connect</text:p>
          </table:table-cell>
          <table:table-cell table:style-name="ce1" office:value-type="string">
            <text:p>ConnectMessage</text:p>
          </table:table-cell>
          <table:table-cell office:value-type="float" office:value="7">
            <text:p>7</text:p>
          </table:table-cell>
          <table:table-cell/>
          <table:table-cell table:style-name="ce1" office:value-type="string">
            <text:p>CON</text:p>
          </table:table-cell>
          <table:table-cell office:value-type="string">
            <text:p>++</text:p>
          </table:table-cell>
          <table:table-cell table:style-name="ce7" office:value-type="string">
            <text:p>Indication that called party has answered the call. CON may be used by answering device, for example</text:p>
          </table:table-cell>
        </table:table-row>
        <table:table-row table:style-name="ro4">
          <table:table-cell/>
          <table:table-cell office:value-type="string">
            <text:p>Forward transfer</text:p>
          </table:table-cell>
          <table:table-cell table:style-name="ce1" office:value-type="string">
            <text:p>ForwardTransferMessag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+</text:p>
          </table:table-cell>
          <table:table-cell table:style-name="ce1"/>
        </table:table-row>
        <table:table-row table:style-name="ro4">
          <table:table-cell/>
          <table:table-cell office:value-type="string">
            <text:p>Answer</text:p>
          </table:table-cell>
          <table:table-cell table:style-name="ce1" office:value-type="string">
            <text:p>AnswerMessage</text:p>
          </table:table-cell>
          <table:table-cell office:value-type="float" office:value="9">
            <text:p>9</text:p>
          </table:table-cell>
          <table:table-cell/>
          <table:table-cell table:style-name="ce1" office:value-type="string">
            <text:p>ANM</text:p>
          </table:table-cell>
          <table:table-cell office:value-type="string">
            <text:p>++</text:p>
          </table:table-cell>
          <table:table-cell table:style-name="ce1" office:value-type="string">
            <text:p>Indication that called party has answered the call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4">
          <table:table-cell/>
          <table:table-cell office:value-type="string">
            <text:p>Release</text:p>
          </table:table-cell>
          <table:table-cell table:style-name="ce1" office:value-type="string">
            <text:p>ReleaseMessage</text:p>
          </table:table-cell>
          <table:table-cell office:value-type="float" office:value="12">
            <text:p>12</text:p>
          </table:table-cell>
          <table:table-cell/>
          <table:table-cell table:style-name="ce1" office:value-type="string">
            <text:p>REL</text:p>
          </table:table-cell>
          <table:table-cell office:value-type="string">
            <text:p>++</text:p>
          </table:table-cell>
          <table:table-cell table:style-name="ce1" office:value-type="string">
            <text:p>Indication that call is released</text:p>
          </table:table-cell>
        </table:table-row>
        <table:table-row table:style-name="ro1">
          <table:table-cell/>
          <table:table-cell office:value-type="string">
            <text:p>Suspend</text:p>
          </table:table-cell>
          <table:table-cell table:style-name="ce1" office:value-type="string">
            <text:p>SuspendMessage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Resume</text:p>
          </table:table-cell>
          <table:table-cell table:style-name="ce1" office:value-type="string">
            <text:p>ResumeMessage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Release complete</text:p>
          </table:table-cell>
          <table:table-cell table:style-name="ce3" office:value-type="string">
            <text:p>ReleaseComplete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ontinuity check request</text:p>
          </table:table-cell>
          <table:table-cell table:style-name="ce1" office:value-type="string">
            <text:p>ContinuityCheckRequestMessag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CR</text:p>
          </table:table-cell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Reset circuit</text:p>
          </table:table-cell>
          <table:table-cell table:style-name="ce1" office:value-type="string">
            <text:p>ResetCircuitMessage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Blocking</text:p>
          </table:table-cell>
          <table:table-cell table:style-name="ce1" office:value-type="string">
            <text:p>BlockingMessage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Unblocking</text:p>
          </table:table-cell>
          <table:table-cell table:style-name="ce1" office:value-type="string">
            <text:p>UnblockingMessage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Blocking acknowledgement</text:p>
          </table:table-cell>
          <table:table-cell table:style-name="ce1" office:value-type="string">
            <text:p>BlockingAckMessag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Unblocking acknowledgement</text:p>
          </table:table-cell>
          <table:table-cell table:style-name="ce1" office:value-type="string">
            <text:p>UnblockingAckMessage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reset</text:p>
          </table:table-cell>
          <table:table-cell table:style-name="ce1" office:value-type="string">
            <text:p>CircuitGroupResetMessage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blocking</text:p>
          </table:table-cell>
          <table:table-cell table:style-name="ce1" office:value-type="string">
            <text:p>CircuitGroupBlockingMessage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unblocking</text:p>
          </table:table-cell>
          <table:table-cell table:style-name="ce1" office:value-type="string">
            <text:p>CircuitGroupUnblockingMessage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blocking acknowledgement</text:p>
          </table:table-cell>
          <table:table-cell table:style-name="ce1" office:value-type="string">
            <text:p>CircuitGroupBlockingAckMessage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unblocking acknowledgement</text:p>
          </table:table-cell>
          <table:table-cell table:style-name="ce1" office:value-type="string">
            <text:p>CircuitGroupUnblockingMessage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used in 1988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used in 1988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used in 1988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Facility request</text:p>
          </table:table-cell>
          <table:table-cell table:style-name="ce1" office:value-type="string">
            <text:p>FacilityRequestMessage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Facility accepted</text:p>
          </table:table-cell>
          <table:table-cell table:style-name="ce1" office:value-type="string">
            <text:p>FacilityAcceptedMessage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Facility reject</text:p>
          </table:table-cell>
          <table:table-cell table:style-name="ce1" office:value-type="string">
            <text:p>FacilityRejectedMessage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Loop back acknowledgement</text:p>
          </table:table-cell>
          <table:table-cell table:style-name="ce1" office:value-type="string">
            <text:p>LoopbackAckMessage</text:p>
          </table:table-cell>
          <table:table-cell office:value-type="float" office:value="36">
            <text:p>36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table:style-name="ce4" office:value-type="float" office:value="38">
            <text:p>38</text:p>
          </table:table-cell>
          <table:table-cell office:value-type="string">
            <text:p>used in 1984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table:style-name="ce4" office:value-type="float" office:value="39">
            <text:p>39</text:p>
          </table:table-cell>
          <table:table-cell office:value-type="string">
            <text:p>used in 1988 version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Pass-along</text:p>
          </table:table-cell>
          <table:table-cell table:style-name="ce1" office:value-type="string">
            <text:p>PassAlongMessage</text:p>
          </table:table-cell>
          <table:table-cell office:value-type="float" office:value="40">
            <text:p>40</text:p>
          </table:table-cell>
          <table:table-cell office:value-type="string">
            <text:p>national use</text:p>
          </table:table-cell>
          <table:table-cell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Circuit group reset acknowledgement</text:p>
          </table:table-cell>
          <table:table-cell table:style-name="ce1" office:value-type="string">
            <text:p>CircuitGroupResetAckMessage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query</text:p>
          </table:table-cell>
          <table:table-cell table:style-name="ce1" office:value-type="string">
            <text:p>CircuitGroupQueryMessage</text:p>
          </table:table-cell>
          <table:table-cell office:value-type="float" office:value="42">
            <text:p>42</text:p>
          </table:table-cell>
          <table:table-cell office:value-type="string">
            <text:p>national use</text:p>
          </table:table-cell>
          <table:table-cell table:style-name="ce1" office:value-type="string">
            <text:p>CQM</text:p>
          </table:table-cell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ircuit group query response</text:p>
          </table:table-cell>
          <table:table-cell table:style-name="ce1" office:value-type="string">
            <text:p>CircuitGroupQueryResponseMessage</text:p>
          </table:table-cell>
          <table:table-cell office:value-type="float" office:value="43">
            <text:p>43</text:p>
          </table:table-cell>
          <table:table-cell office:value-type="string">
            <text:p>national use</text:p>
          </table:table-cell>
          <table:table-cell office:value-type="string">
            <text:p>CQR</text:p>
          </table:table-cell>
          <table:table-cell office:value-type="string">
            <text:p>++</text:p>
          </table:table-cell>
          <table:table-cell/>
        </table:table-row>
        <table:table-row table:style-name="ro5">
          <table:table-cell/>
          <table:table-cell office:value-type="string">
            <text:p>Call progress</text:p>
          </table:table-cell>
          <table:table-cell table:style-name="ce1" office:value-type="string">
            <text:p>CallProgressMessage</text:p>
          </table:table-cell>
          <table:table-cell office:value-type="float" office:value="44">
            <text:p>44</text:p>
          </table:table-cell>
          <table:table-cell/>
          <table:table-cell table:style-name="ce1" office:value-type="string">
            <text:p>CPG</text:p>
          </table:table-cell>
          <table:table-cell office:value-type="string">
            <text:p>++</text:p>
          </table:table-cell>
          <table:table-cell table:style-name="ce7" office:value-type="string">
            <text:p>Generic call progress indication; may be used to indicate alerting state or to indicate that in-band information is available</text:p>
          </table:table-cell>
        </table:table-row>
        <table:table-row table:style-name="ro4">
          <table:table-cell/>
          <table:table-cell office:value-type="string">
            <text:p>User-to-user information</text:p>
          </table:table-cell>
          <table:table-cell table:style-name="ce1" office:value-type="string">
            <text:p>UserToUserInformationMessage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+</text:p>
          </table:table-cell>
          <table:table-cell table:style-name="ce1"/>
        </table:table-row>
        <table:table-row table:style-name="ro4">
          <table:table-cell/>
          <table:table-cell office:value-type="string">
            <text:p>Unequipped CIC</text:p>
          </table:table-cell>
          <table:table-cell table:style-name="ce1" office:value-type="string">
            <text:p>UnequippedCICMessage</text:p>
          </table:table-cell>
          <table:table-cell office:value-type="float" office:value="46">
            <text:p>46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  <table:table-cell table:style-name="ce1"/>
        </table:table-row>
        <table:table-row table:style-name="ro1">
          <table:table-cell/>
          <table:table-cell office:value-type="string">
            <text:p>Confusion</text:p>
          </table:table-cell>
          <table:table-cell table:style-name="ce1" office:value-type="string">
            <text:p>ConfusionMessage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Overload</text:p>
          </table:table-cell>
          <table:table-cell table:style-name="ce1" office:value-type="string">
            <text:p>OverloadMessage</text:p>
          </table:table-cell>
          <table:table-cell office:value-type="float" office:value="48">
            <text:p>48</text:p>
          </table:table-cell>
          <table:table-cell office:value-type="string">
            <text:p>national use</text:p>
          </table:table-cell>
          <table:table-cell/>
          <table:table-cell office:value-type="string">
            <text:p>++</text:p>
          </table:table-cell>
          <table:table-cell/>
        </table:table-row>
        <table:table-row table:style-name="ro1">
          <table:table-cell/>
          <table:table-cell office:value-type="string">
            <text:p>Charge information</text:p>
          </table:table-cell>
          <table:table-cell table:style-name="ce1" office:value-type="string">
            <text:p>ChargeInformationMessage</text:p>
          </table:table-cell>
          <table:table-cell office:value-type="float" office:value="49">
            <text:p>49</text:p>
          </table:table-cell>
          <table:table-cell office:value-type="string">
            <text:p>national use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Network resource management</text:p>
          </table:table-cell>
          <table:table-cell table:style-name="ce1" office:value-type="string">
            <text:p>NetworkResourceManagementMessage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Facility</text:p>
          </table:table-cell>
          <table:table-cell table:style-name="ce1" office:value-type="string">
            <text:p>FacilityMessage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User Part test</text:p>
          </table:table-cell>
          <table:table-cell table:style-name="ce1" office:value-type="string">
            <text:p>UserPartTestMessage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User Part available</text:p>
          </table:table-cell>
          <table:table-cell table:style-name="ce1" office:value-type="string">
            <text:p>UserPartAvailableMessage</text:p>
          </table:table-cell>
          <table:table-cell table:style-name="ce4" office:value-type="float" office:value="53">
            <text:p>53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Identification request</text:p>
          </table:table-cell>
          <table:table-cell table:style-name="ce1" office:value-type="string">
            <text:p>IdentificationRequestMessage</text:p>
          </table:table-cell>
          <table:table-cell table:style-name="ce4" office:value-type="float" office:value="54">
            <text:p>54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Identification response</text:p>
          </table:table-cell>
          <table:table-cell table:style-name="ce1" office:value-type="string">
            <text:p>IdentificationResponseMessage</text:p>
          </table:table-cell>
          <table:table-cell table:style-name="ce4" office:value-type="float" office:value="55">
            <text:p>55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Segmentation</text:p>
          </table:table-cell>
          <table:table-cell table:style-name="ce1" office:value-type="string">
            <text:p>SegmentationMessage</text:p>
          </table:table-cell>
          <table:table-cell table:style-name="ce4" office:value-type="float" office:value="56">
            <text:p>56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sed in B-ISUP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sed in B-ISUP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sed in B-ISUP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sed in B-ISUP</text:p>
          </table:table-cell>
          <table:table-cell/>
          <table:table-cell table:style-name="ce6"/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table:style-name="ce4" office:value-type="float" office:value="61">
            <text:p>61</text:p>
          </table:table-cell>
          <table:table-cell office:value-type="string">
            <text:p>used in B-ISUP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3"/>
          <table:table-cell table:style-name="ce4" office:value-type="float" office:value="62">
            <text:p>62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3"/>
          <table:table-cell table:style-name="ce4" office:value-type="float" office:value="63">
            <text:p>63</text:p>
          </table:table-cell>
          <table:table-cell table:number-columns-repeated="2"/>
          <table:table-cell table:style-name="ce6"/>
          <table:table-cell/>
        </table:table-row>
        <table:table-row table:style-name="ro4">
          <table:table-cell/>
          <table:table-cell office:value-type="string">
            <text:p>Loop prevention</text:p>
          </table:table-cell>
          <table:table-cell table:style-name="ce1" office:value-type="string">
            <text:p>LoopPreventionMessage</text:p>
          </table:table-cell>
          <table:table-cell table:style-name="ce4" office:value-type="float" office:value="64">
            <text:p>64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Application transport</text:p>
          </table:table-cell>
          <table:table-cell table:style-name="ce1" office:value-type="string">
            <text:p>ApplicationTransportMessage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Pre-release information</text:p>
          </table:table-cell>
          <table:table-cell table:style-name="ce1" office:value-type="string">
            <text:p>PreReleaseInformationMessage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4">
          <table:table-cell/>
          <table:table-cell office:value-type="string">
            <text:p>Subsequent Directory Number</text:p>
          </table:table-cell>
          <table:table-cell table:style-name="ce1" office:value-type="string">
            <text:p>SubsequentDirectoryNumberMessage</text:p>
          </table:table-cell>
          <table:table-cell office:value-type="float" office:value="67">
            <text:p>67</text:p>
          </table:table-cell>
          <table:table-cell office:value-type="string">
            <text:p>national use</text:p>
          </table:table-cell>
          <table:table-cell/>
          <table:table-cell office:value-type="string">
            <text:p>+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3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eter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Name</text:p>
          </table:table-cell>
          <table:table-cell/>
          <table:table-cell office:value-type="string">
            <text:p>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d of optional parameters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ll referenc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Transmission medium requirement</text:p>
          </table:table-cell>
          <table:table-cell table:style-name="ce5" office:value-type="string">
            <text:p>TransmissionMediumRequirem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ccess transport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lled party number</text:p>
          </table:table-cell>
          <table:table-cell table:style-name="ce5" office:value-type="string">
            <text:p>CalledParty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Subsequent numb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ature of connection indicators</text:p>
          </table:table-cell>
          <table:table-cell table:style-name="ce1" office:value-type="string">
            <text:p>NatureOfConnectionIndicator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Forward call indicators</text:p>
          </table:table-cell>
          <table:table-cell table:style-name="ce1" office:value-type="string">
            <text:p>ForwardCallIndicato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ptional forward call indicators</text:p>
          </table:table-cell>
          <table:table-cell table:style-name="ce5" office:value-type="string">
            <text:p>OptionalBackwardCallIndicators</text:p>
          </table:table-cell>
          <table:table-cell office:value-type="float" office:value="8">
            <text:p>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ing party's category</text:p>
          </table:table-cell>
          <table:table-cell table:style-name="ce5" office:value-type="string">
            <text:p>CallingPartyCategory</text:p>
          </table:table-cell>
          <table:table-cell office:value-type="float" office:value="9">
            <text:p>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ing party number</text:p>
          </table:table-cell>
          <table:table-cell table:style-name="ce5" office:value-type="string">
            <text:p>CallingPartyNumbe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ng number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on number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onnection request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Information request indicator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Information indicator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Continuity indicators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Backward call indicators</text:p>
          </table:table-cell>
          <table:table-cell table:style-name="ce1" office:value-type="string">
            <text:p>BackwardCallIndicators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use indicators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on information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Circuit group supervision message type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ange and status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used in 1988 version</text:p>
          </table:table-cell>
          <table:table-cell/>
        </table:table-row>
        <table:table-row table:style-name="ro1">
          <table:table-cell/>
          <table:table-cell office:value-type="string">
            <text:p>Facility indicator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Closed user group interlock code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User service information</text:p>
          </table:table-cell>
          <table:table-cell table:style-name="ce5" office:value-type="string">
            <text:p>UserServiceInformation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++</text:p>
          </table:table-cell>
        </table:table-row>
        <table:table-row table:style-name="ro3">
          <table:table-cell/>
          <table:table-cell office:value-type="string">
            <text:p>Signalling point cod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used in 1984 version</text:p>
          </table:table-cell>
          <table:table-cell/>
        </table:table-row>
        <table:table-row table:style-name="ro1">
          <table:table-cell/>
          <table:table-cell office:value-type="string">
            <text:p>User-to-user information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Connected number</text:p>
          </table:table-cell>
          <table:table-cell table:style-name="ce5" office:value-type="string">
            <text:p>ConnectedNumber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Suspend/Resume indicators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Transit network selection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Event information</text:p>
          </table:table-cell>
          <table:table-cell table:style-name="ce5" office:value-type="string">
            <text:p>EventInformation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ircuit assignment map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ircuit state indicator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utomatic congestion level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riginal called number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ptional backward call indicators</text:p>
          </table:table-cell>
          <table:table-cell table:style-name="ce5" office:value-type="string">
            <text:p>OptionalForwardCallIndicators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ser-to-user indicators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rigination ISC point code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Generic notification indicator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history information</text:p>
          </table:table-cell>
          <table:table-cell table:style-name="ce5" office:value-type="string">
            <text:p>CallHistoryInformation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ccess delivery information</text:p>
          </table:table-cell>
          <table:table-cell table:style-name="ce5" office:value-type="string">
            <text:p>AccessDeliveryInformation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etwork specific facility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ser service information prime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ropagation delay counter</text:p>
          </table:table-cell>
          <table:table-cell table:style-name="ce5" office:value-type="string">
            <text:p>PropagationDelayCounter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++,</text:p>
          </table:table-cell>
        </table:table-row>
        <table:table-row table:style-name="ro1">
          <table:table-cell/>
          <table:table-cell office:value-type="string">
            <text:p>Remote operations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Service activation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string">
            <text:p>++</text:p>
          </table:table-cell>
        </table:table-row>
        <table:table-row table:style-name="ro3">
          <table:table-cell/>
          <table:table-cell office:value-type="string">
            <text:p>User teleservice information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Transmission medium used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diversion information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Echo control information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Message compatibility information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Parameter compatibility information</text:p>
          </table:table-cell>
          <table:table-cell table:style-name="ce5" office:value-type="string">
            <text:p>ParameterCompatibilityInformation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MLPP precedence</text:p>
          </table:table-cell>
          <table:table-cell table:style-name="ce5" office:value-type="string">
            <text:p>MLPPPrecedence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MCID request indicators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MCID response indicators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Hop counter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Transmission medium requirement prime</text:p>
          </table:table-cell>
          <table:table-cell/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ation number</text:p>
          </table:table-cell>
          <table:table-cell table:style-name="ce5" office:value-type="string">
            <text:p>LocationNumber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ion number restriction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used in 1992 version</text:p>
          </table:table-cell>
          <table:table-cell/>
        </table:table-row>
        <table:table-row table:style-name="ro1">
          <table:table-cell/>
          <table:table-cell office:value-type="string">
            <text:p>none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used in 1992 version</text:p>
          </table:table-cell>
          <table:table-cell/>
        </table:table-row>
        <table:table-row table:style-name="ro1">
          <table:table-cell/>
          <table:table-cell office:value-type="string">
            <text:p>Call transfer reference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Loop prevention indicators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transfer number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CSS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Forward GVNS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Backward GVNS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 capability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etwork management controls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orrelation id</text:p>
          </table:table-cell>
          <table:table-cell/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F id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diversion treatment indicators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ed IN number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 offering treatment indicators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harged party identification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national use</text:p>
          </table:table-cell>
          <table:table-cell/>
        </table:table-row>
        <table:table-row table:style-name="ro1">
          <table:table-cell/>
          <table:table-cell office:value-type="string">
            <text:p>Conference treatment indicators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Display information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ID action indicators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UID capability indicators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 counter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Application transport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Collect call request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CNR possible indicator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capability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routing indicators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ed directory number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Original called IN number</text:p>
          </table:table-cell>
          <table:table-cell/>
          <table:table-cell office:value-type="float" office:value="127">
            <text:p>127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Calling geodetic location</text:p>
          </table:table-cell>
          <table:table-cell/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R information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Network routing number</text:p>
          </table:table-cell>
          <table:table-cell/>
          <table:table-cell office:value-type="float" office:value="132">
            <text:p>132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Query on release capability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network option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status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Pivot counter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Pivot routing forward information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Pivot routing backward information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Redirect status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Redirect forward information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Redirect backward information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national use</text:p>
          </table:table-cell>
          <table:table-cell office:value-type="string">
            <text:p>+</text:p>
          </table:table-cell>
        </table:table-row>
        <table:table-row table:style-name="ro1">
          <table:table-cell/>
          <table:table-cell office:value-type="string">
            <text:p>Number portability forward information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network option</text:p>
          </table:table-cell>
          <table:table-cell/>
        </table:table-row>
        <table:table-row table:style-name="ro1">
          <table:table-cell/>
          <table:table-cell office:value-type="string">
            <text:p>Generic number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string">
            <text:p>++</text:p>
          </table:table-cell>
        </table:table-row>
        <table:table-row table:style-name="ro1">
          <table:table-cell/>
          <table:table-cell office:value-type="string">
            <text:p>Generic digits</text:p>
          </table:table-cell>
          <table:table-cell/>
          <table:table-cell office:value-type="float" office:value="193">
            <text:p>193</text:p>
          </table:table-cell>
          <table:table-cell office:value-type="string">
            <text:p>national use</text:p>
          </table:table-cell>
          <table:table-cell office:value-type="string">
            <text:p>++</text:p>
          </table:table-cell>
        </table:table-row>
        <table:table-row table:style-name="ro1" table:number-rows-repeated="104846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F" svg:font-family="" style:font-family-generic="roman"/>
    <style:font-face style:name="Times-Roman" svg:font-family="Times-Roman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Arial Cyr" fo:font-size="11pt" style:font-name-asian="WenQuanYi Micro Hei" style:font-size-asian="11pt" style:font-name-complex="Arial Cyr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" style:display-name="20% - Акцент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" style:display-name="20% - Акцент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" style:display-name="20% - Акцент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" style:display-name="2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" style:display-name="20% - Акцент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" style:display-name="20% - Акцент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" style:display-name="40% - Акцент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" style:display-name="40% - Акцент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" style:display-name="40% - Акцент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" style:display-name="4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" style:display-name="40% - Акцент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" style:display-name="40% - Акцент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" style:display-name="60% - Акцент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" style:display-name="60% - Акцент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" style:display-name="60% - Акцент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" style:display-name="60% - 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" style:display-name="60% - 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" style:display-name="60% - Акцент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" style:display-name="Акцент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" style:display-name="Акцент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" style:display-name="Акцент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" style:display-name="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" style:display-name="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" style:display-name="Акцент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" style:display-name="Ввод 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" style:display-name="Вывод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" style:display-name="Вычисление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" style:display-name="Заголовок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" style:display-name="Заголовок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" style:display-name="Заголовок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" style:display-name="Заголовок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" style:display-name="Итог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" style:display-name="Контрольная ячейка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" style:display-name="Название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" style:display-name="Нейтральный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" style:display-name="Плохой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" style:display-name="Пояснение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" style:display-name="Связанная ячейка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" style:display-name="Текст предупреждения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" style:display-name="Хороший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" style:display-name="20% - Акцент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" style:display-name="20% - Акцент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" style:display-name="20% - Акцент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" style:display-name="2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" style:display-name="20% - Акцент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" style:display-name="20% - Акцент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" style:display-name="40% - Акцент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" style:display-name="40% - Акцент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" style:display-name="40% - Акцент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" style:display-name="4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" style:display-name="40% - Акцент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" style:display-name="40% - Акцент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" style:display-name="60% - Акцент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" style:display-name="60% - Акцент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" style:display-name="60% - Акцент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" style:display-name="60% - 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" style:display-name="60% - 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" style:display-name="60% - Акцент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" style:display-name="Акцент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" style:display-name="Акцент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" style:display-name="Акцент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" style:display-name="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" style:display-name="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" style:display-name="Акцент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" style:display-name="Ввод 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" style:display-name="Вывод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" style:display-name="Вычисление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" style:display-name="Заголовок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" style:display-name="Заголовок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" style:display-name="Заголовок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" style:display-name="Заголовок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" style:display-name="Итог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" style:display-name="Контрольная ячейка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" style:display-name="Название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" style:display-name="Нейтральный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" style:display-name="Плохой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" style:display-name="Пояснение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" style:display-name="Примечание 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" style:display-name="Связанная ячейка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" style:display-name="Текст предупреждения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" style:display-name="Хороший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6" style:display-name="20% - Акцент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6" style:display-name="20% - Акцент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6" style:display-name="20% - Акцент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6" style:display-name="2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6" style:display-name="20% - Акцент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6" style:display-name="20% - Акцент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6" style:display-name="40% - Акцент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6" style:display-name="40% - Акцент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6" style:display-name="40% - Акцент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6" style:display-name="4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6" style:display-name="40% - Акцент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6" style:display-name="40% - Акцент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6" style:display-name="60% - Акцент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6" style:display-name="60% - Акцент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6" style:display-name="60% - Акцент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6" style:display-name="60% - 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6" style:display-name="60% - 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6" style:display-name="60% - Акцент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6" style:display-name="Акцент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6" style:display-name="Акцент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6" style:display-name="Акцент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6" style:display-name="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6" style:display-name="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6" style:display-name="Акцент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6" style:display-name="Ввод 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6" style:display-name="Вывод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6" style:display-name="Вычисление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6" style:display-name="Заголовок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6" style:display-name="Заголовок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6" style:display-name="Заголовок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6" style:display-name="Заголовок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6" style:display-name="Итог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6" style:display-name="Контрольная ячейка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6" style:display-name="Название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6" style:display-name="Нейтральный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6" style:display-name="Плохой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6" style:display-name="Пояснение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6" style:display-name="Примечание 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6" style:display-name="Связанная ячейка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6" style:display-name="Текст предупреждения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6" style:display-name="Хороший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7" style:display-name="20% - Акцент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7" style:display-name="20% - Акцент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7" style:display-name="20% - Акцент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7" style:display-name="2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7" style:display-name="20% - Акцент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7" style:display-name="20% - Акцент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7" style:display-name="40% - Акцент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7" style:display-name="40% - Акцент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7" style:display-name="40% - Акцент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7" style:display-name="4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7" style:display-name="40% - Акцент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7" style:display-name="40% - Акцент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7" style:display-name="60% - Акцент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7" style:display-name="60% - Акцент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7" style:display-name="60% - Акцент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7" style:display-name="60% - 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7" style:display-name="60% - 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7" style:display-name="60% - Акцент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7" style:display-name="Акцент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7" style:display-name="Акцент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7" style:display-name="Акцент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7" style:display-name="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7" style:display-name="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7" style:display-name="Акцент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7" style:display-name="Ввод 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7" style:display-name="Вывод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7" style:display-name="Вычисление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7" style:display-name="Заголовок 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7" style:display-name="Заголовок 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7" style:display-name="Заголовок 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7" style:display-name="Заголовок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7" style:display-name="Итог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7" style:display-name="Контрольная ячейка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7" style:display-name="Название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7" style:display-name="Нейтральный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7" style:display-name="Плохой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7" style:display-name="Пояснение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7" style:display-name="Примечание 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7" style:display-name="Связанная ячейка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7" style:display-name="Текст предупреждения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7" style:display-name="Хороший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8" style:display-name="20% - Акцент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8" style:display-name="20% - Акцент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8" style:display-name="20% - Акцент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8" style:display-name="2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8" style:display-name="20% - Акцент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8" style:display-name="20% - Акцент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8" style:display-name="40% - Акцент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8" style:display-name="40% - Акцент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8" style:display-name="40% - Акцент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8" style:display-name="4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8" style:display-name="40% - Акцент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8" style:display-name="40% - Акцент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8" style:display-name="60% - Акцент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8" style:display-name="60% - Акцент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8" style:display-name="60% - Акцент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8" style:display-name="60% - 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8" style:display-name="60% - 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8" style:display-name="60% - Акцент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8" style:display-name="Акцент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8" style:display-name="Акцент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8" style:display-name="Акцент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8" style:display-name="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8" style:display-name="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8" style:display-name="Акцент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8" style:display-name="Ввод 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8" style:display-name="Вывод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8" style:display-name="Вычисление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8" style:display-name="Заголовок 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8" style:display-name="Заголовок 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8" style:display-name="Заголовок 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8" style:display-name="Заголовок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8" style:display-name="Итог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8" style:display-name="Контрольная ячейка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8" style:display-name="Название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8" style:display-name="Нейтральный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8" style:display-name="Плохой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8" style:display-name="Пояснение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8" style:display-name="Примечание 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8" style:display-name="Связанная ячейка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8" style:display-name="Текст предупреждения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8" style:display-name="Хороший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9" style:display-name="20% - Акцент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9" style:display-name="20% - Акцент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9" style:display-name="20% - Акцент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9" style:display-name="2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9" style:display-name="20% - Акцент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9" style:display-name="20% - Акцент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9" style:display-name="40% - Акцент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9" style:display-name="40% - Акцент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9" style:display-name="40% - Акцент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9" style:display-name="4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9" style:display-name="40% - Акцент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9" style:display-name="40% - Акцент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9" style:display-name="60% - Акцент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9" style:display-name="60% - Акцент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9" style:display-name="60% - Акцент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9" style:display-name="60% - 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9" style:display-name="60% - 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9" style:display-name="60% - Акцент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9" style:display-name="Акцент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9" style:display-name="Акцент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9" style:display-name="Акцент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9" style:display-name="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9" style:display-name="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9" style:display-name="Акцент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9" style:display-name="Ввод 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9" style:display-name="Вывод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9" style:display-name="Вычисление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9" style:display-name="Заголовок 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9" style:display-name="Заголовок 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9" style:display-name="Заголовок 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9" style:display-name="Заголовок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9" style:display-name="Итог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9" style:display-name="Контрольная ячейка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9" style:display-name="Название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9" style:display-name="Нейтральный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9" style:display-name="Плохой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9" style:display-name="Пояснение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9" style:display-name="Примечание 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9" style:display-name="Связанная ячейка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9" style:display-name="Текст предупреждения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9" style:display-name="Хороший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0" style:display-name="20% - Акцент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0" style:display-name="20% - Акцент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0" style:display-name="20% - Акцент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0" style:display-name="2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0" style:display-name="20% - Акцент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0" style:display-name="20% - Акцент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0" style:display-name="40% - Акцент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0" style:display-name="40% - Акцент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0" style:display-name="40% - Акцент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0" style:display-name="4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0" style:display-name="40% - Акцент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0" style:display-name="40% - Акцент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0" style:display-name="60% - Акцент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0" style:display-name="60% - Акцент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0" style:display-name="60% - Акцент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0" style:display-name="60% - 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0" style:display-name="60% - 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0" style:display-name="60% - Акцент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0" style:display-name="Акцент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0" style:display-name="Акцент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0" style:display-name="Акцент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0" style:display-name="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0" style:display-name="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0" style:display-name="Акцент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0" style:display-name="Ввод 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0" style:display-name="Вывод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0" style:display-name="Вычисление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0" style:display-name="Заголовок 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0" style:display-name="Заголовок 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0" style:display-name="Заголовок 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0" style:display-name="Заголовок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0" style:display-name="Итог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0" style:display-name="Контрольная ячейка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0" style:display-name="Название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0" style:display-name="Нейтральный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0" style:display-name="Плохой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0" style:display-name="Пояснение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0" style:display-name="Примечание 1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0" style:display-name="Связанная ячейка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0" style:display-name="Текст предупреждения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0" style:display-name="Хороший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1" style:display-name="20% - Акцент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1" style:display-name="20% - Акцент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1" style:display-name="20% - Акцент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1" style:display-name="2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1" style:display-name="20% - Акцент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1" style:display-name="20% - Акцент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1" style:display-name="40% - Акцент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1" style:display-name="40% - Акцент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1" style:display-name="40% - Акцент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1" style:display-name="4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1" style:display-name="40% - Акцент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1" style:display-name="40% - Акцент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1" style:display-name="60% - Акцент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1" style:display-name="60% - Акцент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1" style:display-name="60% - Акцент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1" style:display-name="60% - 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1" style:display-name="60% - 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1" style:display-name="60% - Акцент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1" style:display-name="Акцент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1" style:display-name="Акцент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1" style:display-name="Акцент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1" style:display-name="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1" style:display-name="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1" style:display-name="Акцент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1" style:display-name="Ввод 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1" style:display-name="Вывод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1" style:display-name="Вычисление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1" style:display-name="Заголовок 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1" style:display-name="Заголовок 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1" style:display-name="Заголовок 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1" style:display-name="Заголовок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1" style:display-name="Итог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1" style:display-name="Контрольная ячейка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1" style:display-name="Название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1" style:display-name="Нейтральный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1" style:display-name="Плохой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1" style:display-name="Пояснение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1" style:display-name="Примечание 1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1" style:display-name="Связанная ячейка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1" style:display-name="Текст предупреждения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1" style:display-name="Хороший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2" style:display-name="20% - Акцент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2" style:display-name="20% - Акцент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2" style:display-name="20% - Акцент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2" style:display-name="2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2" style:display-name="20% - Акцент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2" style:display-name="20% - Акцент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2" style:display-name="40% - Акцент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2" style:display-name="40% - Акцент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2" style:display-name="40% - Акцент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2" style:display-name="4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2" style:display-name="40% - Акцент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2" style:display-name="40% - Акцент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2" style:display-name="60% - Акцент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2" style:display-name="60% - Акцент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2" style:display-name="60% - Акцент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2" style:display-name="60% - 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2" style:display-name="60% - 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2" style:display-name="60% - Акцент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2" style:display-name="Акцент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2" style:display-name="Акцент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2" style:display-name="Акцент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2" style:display-name="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2" style:display-name="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2" style:display-name="Акцент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2" style:display-name="Ввод 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2" style:display-name="Вывод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2" style:display-name="Вычисление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2" style:display-name="Заголовок 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2" style:display-name="Заголовок 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2" style:display-name="Заголовок 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2" style:display-name="Заголовок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2" style:display-name="Итог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2" style:display-name="Контрольная ячейка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2" style:display-name="Название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2" style:display-name="Нейтральный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2" style:display-name="Плохой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2" style:display-name="Пояснение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2" style:display-name="Примечание 1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2" style:display-name="Связанная ячейка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2" style:display-name="Текст предупреждения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2" style:display-name="Хороший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3" style:display-name="20% - Акцент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3" style:display-name="20% - Акцент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3" style:display-name="20% - Акцент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3" style:display-name="2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3" style:display-name="20% - Акцент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3" style:display-name="20% - Акцент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3" style:display-name="40% - Акцент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3" style:display-name="40% - Акцент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3" style:display-name="40% - Акцент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3" style:display-name="4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3" style:display-name="40% - Акцент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3" style:display-name="40% - Акцент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3" style:display-name="60% - Акцент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3" style:display-name="60% - Акцент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3" style:display-name="60% - Акцент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3" style:display-name="60% - 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3" style:display-name="60% - 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3" style:display-name="60% - Акцент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3" style:display-name="Акцент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3" style:display-name="Акцент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3" style:display-name="Акцент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3" style:display-name="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3" style:display-name="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3" style:display-name="Акцент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3" style:display-name="Ввод 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3" style:display-name="Вывод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3" style:display-name="Вычисление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3" style:display-name="Заголовок 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3" style:display-name="Заголовок 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3" style:display-name="Заголовок 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3" style:display-name="Заголовок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3" style:display-name="Итог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3" style:display-name="Контрольная ячейка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3" style:display-name="Название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3" style:display-name="Нейтральный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3" style:display-name="Плохой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3" style:display-name="Пояснение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3" style:display-name="Примечание 1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3" style:display-name="Связанная ячейка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3" style:display-name="Текст предупреждения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3" style:display-name="Хороший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4" style:display-name="20% - Акцент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4" style:display-name="20% - Акцент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4" style:display-name="20% - Акцент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4" style:display-name="2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4" style:display-name="20% - Акцент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4" style:display-name="20% - Акцент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4" style:display-name="40% - Акцент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4" style:display-name="40% - Акцент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4" style:display-name="40% - Акцент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4" style:display-name="4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4" style:display-name="40% - Акцент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4" style:display-name="40% - Акцент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4" style:display-name="60% - Акцент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4" style:display-name="60% - Акцент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4" style:display-name="60% - Акцент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4" style:display-name="60% - 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4" style:display-name="60% - 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4" style:display-name="60% - Акцент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4" style:display-name="Акцент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4" style:display-name="Акцент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4" style:display-name="Акцент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4" style:display-name="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4" style:display-name="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4" style:display-name="Акцент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4" style:display-name="Ввод 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4" style:display-name="Вывод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4" style:display-name="Вычисление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4" style:display-name="Заголовок 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4" style:display-name="Заголовок 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4" style:display-name="Заголовок 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4" style:display-name="Заголовок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4" style:display-name="Итог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4" style:display-name="Контрольная ячейка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4" style:display-name="Название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4" style:display-name="Нейтральный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4" style:display-name="Плохой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4" style:display-name="Пояснение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4" style:display-name="Примечание 1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4" style:display-name="Связанная ячейка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4" style:display-name="Текст предупреждения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4" style:display-name="Хороший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5" style:display-name="20% - Акцент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5" style:display-name="20% - Акцент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5" style:display-name="20% - Акцент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5" style:display-name="2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5" style:display-name="20% - Акцент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5" style:display-name="20% - Акцент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5" style:display-name="40% - Акцент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5" style:display-name="40% - Акцент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5" style:display-name="40% - Акцент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5" style:display-name="4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5" style:display-name="40% - Акцент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5" style:display-name="40% - Акцент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5" style:display-name="60% - Акцент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5" style:display-name="60% - Акцент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5" style:display-name="60% - Акцент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5" style:display-name="60% - 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5" style:display-name="60% - 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5" style:display-name="60% - Акцент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5" style:display-name="Акцент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5" style:display-name="Акцент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5" style:display-name="Акцент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5" style:display-name="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5" style:display-name="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5" style:display-name="Акцент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5" style:display-name="Ввод 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5" style:display-name="Вывод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5" style:display-name="Вычисление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5" style:display-name="Заголовок 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5" style:display-name="Заголовок 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5" style:display-name="Заголовок 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5" style:display-name="Заголовок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5" style:display-name="Итог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5" style:display-name="Контрольная ячейка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5" style:display-name="Название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5" style:display-name="Нейтральный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5" style:display-name="Плохой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5" style:display-name="Пояснение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5" style:display-name="Примечание 1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5" style:display-name="Связанная ячейка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5" style:display-name="Текст предупреждения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5" style:display-name="Хороший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6" style:display-name="20% - Акцент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6" style:display-name="20% - Акцент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6" style:display-name="20% - Акцент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6" style:display-name="2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6" style:display-name="20% - Акцент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6" style:display-name="20% - Акцент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6" style:display-name="40% - Акцент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6" style:display-name="40% - Акцент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6" style:display-name="40% - Акцент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6" style:display-name="4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6" style:display-name="40% - Акцент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6" style:display-name="40% - Акцент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6" style:display-name="60% - Акцент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6" style:display-name="60% - Акцент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6" style:display-name="60% - Акцент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6" style:display-name="60% - 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6" style:display-name="60% - 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6" style:display-name="60% - Акцент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6" style:display-name="Акцент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6" style:display-name="Акцент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6" style:display-name="Акцент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6" style:display-name="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6" style:display-name="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6" style:display-name="Акцент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6" style:display-name="Ввод 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6" style:display-name="Вывод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6" style:display-name="Вычисление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6" style:display-name="Заголовок 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6" style:display-name="Заголовок 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6" style:display-name="Заголовок 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6" style:display-name="Заголовок 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6" style:display-name="Итог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6" style:display-name="Контрольная ячейка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6" style:display-name="Название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6" style:display-name="Нейтральный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6" style:display-name="Плохой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6" style:display-name="Пояснение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6" style:display-name="Примечание 1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6" style:display-name="Связанная ячейка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6" style:display-name="Текст предупреждения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6" style:display-name="Хороший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7" style:display-name="20% - Акцент1 1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7" style:display-name="20% - Акцент2 1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7" style:display-name="20% - Акцент3 1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7" style:display-name="2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7" style:display-name="20% - Акцент5 1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7" style:display-name="20% - Акцент6 1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7" style:display-name="40% - Акцент1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7" style:display-name="40% - Акцент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7" style:display-name="40% - Акцент3 1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7" style:display-name="4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7" style:display-name="40% - Акцент5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7" style:display-name="40% - Акцент6 1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7" style:display-name="60% - Акцент1 1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7" style:display-name="60% - Акцент2 1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7" style:display-name="60% - Акцент3 1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7" style:display-name="60% - 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7" style:display-name="60% - 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7" style:display-name="60% - Акцент6 1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7" style:display-name="Акцент1 1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7" style:display-name="Акцент2 1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7" style:display-name="Акцент3 1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7" style:display-name="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7" style:display-name="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7" style:display-name="Акцент6 1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7" style:display-name="Ввод  1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7" style:display-name="Вывод 1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7" style:display-name="Вычисление 1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7" style:display-name="Заголовок 1 1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7" style:display-name="Заголовок 2 1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7" style:display-name="Заголовок 3 1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7" style:display-name="Заголовок 4 1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7" style:display-name="Итог 1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7" style:display-name="Контрольная ячейка 1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7" style:display-name="Название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7" style:display-name="Нейтральный 1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7" style:display-name="Плохой 1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7" style:display-name="Пояснение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7" style:display-name="Примечание 1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7" style:display-name="Связанная ячейка 1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7" style:display-name="Текст предупреждения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7" style:display-name="Хороший 1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8" style:display-name="20% - Акцент1 1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8" style:display-name="20% - Акцент2 1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8" style:display-name="20% - Акцент3 1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8" style:display-name="2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8" style:display-name="20% - Акцент5 1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8" style:display-name="20% - Акцент6 1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8" style:display-name="40% - Акцент1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8" style:display-name="40% - Акцент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8" style:display-name="40% - Акцент3 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8" style:display-name="4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8" style:display-name="40% - Акцент5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8" style:display-name="40% - Акцент6 1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8" style:display-name="60% - Акцент1 1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8" style:display-name="60% - Акцент2 1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8" style:display-name="60% - Акцент3 1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8" style:display-name="60% - 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8" style:display-name="60% - 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8" style:display-name="60% - Акцент6 1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8" style:display-name="Акцент1 1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8" style:display-name="Акцент2 1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8" style:display-name="Акцент3 1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8" style:display-name="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8" style:display-name="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8" style:display-name="Акцент6 1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8" style:display-name="Ввод  1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8" style:display-name="Вывод 1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8" style:display-name="Вычисление 1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8" style:display-name="Заголовок 1 1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8" style:display-name="Заголовок 2 1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8" style:display-name="Заголовок 3 1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8" style:display-name="Заголовок 4 1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8" style:display-name="Итог 1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8" style:display-name="Контрольная ячейка 1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8" style:display-name="Название 1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8" style:display-name="Нейтральный 1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8" style:display-name="Плохой 1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8" style:display-name="Пояснение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8" style:display-name="Примечание 1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8" style:display-name="Связанная ячейка 1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8" style:display-name="Текст предупреждения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8" style:display-name="Хороший 1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9" style:display-name="20% - Акцент1 1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9" style:display-name="20% - Акцент2 1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9" style:display-name="20% - Акцент3 1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9" style:display-name="2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9" style:display-name="20% - Акцент5 1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9" style:display-name="20% - Акцент6 1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9" style:display-name="40% - Акцент1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9" style:display-name="40% - Акцент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9" style:display-name="40% - Акцент3 1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9" style:display-name="4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9" style:display-name="40% - Акцент5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9" style:display-name="40% - Акцент6 1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9" style:display-name="60% - Акцент1 1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9" style:display-name="60% - Акцент2 1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9" style:display-name="60% - Акцент3 1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9" style:display-name="60% - 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9" style:display-name="60% - 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9" style:display-name="60% - Акцент6 1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9" style:display-name="Акцент1 1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9" style:display-name="Акцент2 1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9" style:display-name="Акцент3 1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9" style:display-name="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9" style:display-name="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9" style:display-name="Акцент6 1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9" style:display-name="Ввод  1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9" style:display-name="Вывод 1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9" style:display-name="Вычисление 1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9" style:display-name="Заголовок 1 1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9" style:display-name="Заголовок 2 1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9" style:display-name="Заголовок 3 1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9" style:display-name="Заголовок 4 1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9" style:display-name="Итог 1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9" style:display-name="Контрольная ячейка 1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9" style:display-name="Название 1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9" style:display-name="Нейтральный 1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9" style:display-name="Плохой 1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9" style:display-name="Пояснение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9" style:display-name="Примечание 1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9" style:display-name="Связанная ячейка 1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9" style:display-name="Текст предупреждения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9" style:display-name="Хороший 1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0" style:display-name="20% - Акцент1 2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0" style:display-name="20% - Акцент2 2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0" style:display-name="20% - Акцент3 2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0" style:display-name="2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0" style:display-name="20% - Акцент5 2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0" style:display-name="20% - Акцент6 2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0" style:display-name="40% - Акцент1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0" style:display-name="40% - Акцент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0" style:display-name="40% - Акцент3 2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0" style:display-name="4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0" style:display-name="40% - Акцент5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0" style:display-name="40% - Акцент6 2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0" style:display-name="60% - Акцент1 2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0" style:display-name="60% - Акцент2 2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0" style:display-name="60% - Акцент3 2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0" style:display-name="60% - 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0" style:display-name="60% - 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0" style:display-name="60% - Акцент6 2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0" style:display-name="Акцент1 2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0" style:display-name="Акцент2 2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0" style:display-name="Акцент3 2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0" style:display-name="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0" style:display-name="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0" style:display-name="Акцент6 2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0" style:display-name="Ввод  2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0" style:display-name="Вывод 2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0" style:display-name="Вычисление 2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0" style:display-name="Заголовок 1 2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0" style:display-name="Заголовок 2 2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0" style:display-name="Заголовок 3 2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0" style:display-name="Заголовок 4 2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0" style:display-name="Итог 2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0" style:display-name="Контрольная ячейка 2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0" style:display-name="Название 2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0" style:display-name="Нейтральный 2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0" style:display-name="Плохой 2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0" style:display-name="Пояснение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0" style:display-name="Примечание 2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0" style:display-name="Связанная ячейка 2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0" style:display-name="Текст предупреждения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0" style:display-name="Хороший 2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1" style:display-name="20% - Акцент1 2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1" style:display-name="20% - Акцент2 2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1" style:display-name="20% - Акцент3 2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1" style:display-name="2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1" style:display-name="20% - Акцент5 2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1" style:display-name="20% - Акцент6 2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1" style:display-name="40% - Акцент1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1" style:display-name="40% - Акцент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1" style:display-name="40% - Акцент3 2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1" style:display-name="4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1" style:display-name="40% - Акцент5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1" style:display-name="40% - Акцент6 2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1" style:display-name="60% - Акцент1 2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1" style:display-name="60% - Акцент2 2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1" style:display-name="60% - Акцент3 2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1" style:display-name="60% - 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1" style:display-name="60% - 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1" style:display-name="60% - Акцент6 2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1" style:display-name="Акцент1 2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1" style:display-name="Акцент2 2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1" style:display-name="Акцент3 2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1" style:display-name="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1" style:display-name="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1" style:display-name="Акцент6 2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1" style:display-name="Ввод  2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1" style:display-name="Вывод 2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1" style:display-name="Вычисление 2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1" style:display-name="Заголовок 1 2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1" style:display-name="Заголовок 2 2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1" style:display-name="Заголовок 3 2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1" style:display-name="Заголовок 4 2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1" style:display-name="Итог 2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1" style:display-name="Контрольная ячейка 2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1" style:display-name="Название 2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1" style:display-name="Нейтральный 2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1" style:display-name="Плохой 2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1" style:display-name="Пояснение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1" style:display-name="Примечание 2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1" style:display-name="Связанная ячейка 2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1" style:display-name="Текст предупреждения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1" style:display-name="Хороший 2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2" style:display-name="20% - Акцент1 2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2" style:display-name="20% - Акцент2 2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2" style:display-name="20% - Акцент3 2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2" style:display-name="2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2" style:display-name="20% - Акцент5 2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2" style:display-name="20% - Акцент6 2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2" style:display-name="40% - Акцент1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2" style:display-name="40% - Акцент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2" style:display-name="40% - Акцент3 2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2" style:display-name="4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2" style:display-name="40% - Акцент5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2" style:display-name="40% - Акцент6 2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2" style:display-name="60% - Акцент1 2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2" style:display-name="60% - Акцент2 2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2" style:display-name="60% - Акцент3 2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2" style:display-name="60% - 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2" style:display-name="60% - 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2" style:display-name="60% - Акцент6 2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2" style:display-name="Акцент1 2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2" style:display-name="Акцент2 2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2" style:display-name="Акцент3 2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2" style:display-name="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2" style:display-name="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2" style:display-name="Акцент6 2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2" style:display-name="Ввод  2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2" style:display-name="Вывод 2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2" style:display-name="Вычисление 2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2" style:display-name="Заголовок 1 2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2" style:display-name="Заголовок 2 2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2" style:display-name="Заголовок 3 2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2" style:display-name="Заголовок 4 2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2" style:display-name="Итог 2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2" style:display-name="Контрольная ячейка 2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2" style:display-name="Название 2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2" style:display-name="Нейтральный 2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2" style:display-name="Плохой 2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2" style:display-name="Пояснение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2" style:display-name="Примечание 2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2" style:display-name="Связанная ячейка 2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2" style:display-name="Текст предупреждения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2" style:display-name="Хороший 2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3" style:display-name="20% - Акцент1 2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3" style:display-name="20% - Акцент2 2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3" style:display-name="20% - Акцент3 2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3" style:display-name="2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3" style:display-name="20% - Акцент5 2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3" style:display-name="20% - Акцент6 2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3" style:display-name="40% - Акцент1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3" style:display-name="40% - Акцент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3" style:display-name="40% - Акцент3 2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3" style:display-name="4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3" style:display-name="40% - Акцент5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3" style:display-name="40% - Акцент6 2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3" style:display-name="60% - Акцент1 2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3" style:display-name="60% - Акцент2 2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3" style:display-name="60% - Акцент3 2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3" style:display-name="60% - 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3" style:display-name="60% - 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3" style:display-name="60% - Акцент6 2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3" style:display-name="Акцент1 2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3" style:display-name="Акцент2 2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3" style:display-name="Акцент3 2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3" style:display-name="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3" style:display-name="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3" style:display-name="Акцент6 2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3" style:display-name="Ввод  2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3" style:display-name="Вывод 2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3" style:display-name="Вычисление 2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3" style:display-name="Заголовок 1 2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3" style:display-name="Заголовок 2 2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3" style:display-name="Заголовок 3 2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3" style:display-name="Заголовок 4 2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3" style:display-name="Итог 2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3" style:display-name="Контрольная ячейка 2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3" style:display-name="Название 2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3" style:display-name="Нейтральный 2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3" style:display-name="Плохой 2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3" style:display-name="Пояснение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3" style:display-name="Примечание 2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3" style:display-name="Связанная ячейка 2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3" style:display-name="Текст предупреждения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3" style:display-name="Хороший 2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4" style:display-name="20% - Акцент1 2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4" style:display-name="20% - Акцент2 2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4" style:display-name="20% - Акцент3 2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4" style:display-name="2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4" style:display-name="20% - Акцент5 2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4" style:display-name="20% - Акцент6 2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4" style:display-name="40% - Акцент1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4" style:display-name="40% - Акцент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4" style:display-name="40% - Акцент3 2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4" style:display-name="4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4" style:display-name="40% - Акцент5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4" style:display-name="40% - Акцент6 2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4" style:display-name="60% - Акцент1 2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4" style:display-name="60% - Акцент2 2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4" style:display-name="60% - Акцент3 2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4" style:display-name="60% - 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4" style:display-name="60% - 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4" style:display-name="60% - Акцент6 2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4" style:display-name="Акцент1 2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4" style:display-name="Акцент2 2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4" style:display-name="Акцент3 2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4" style:display-name="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4" style:display-name="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4" style:display-name="Акцент6 2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4" style:display-name="Ввод  2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4" style:display-name="Вывод 2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4" style:display-name="Вычисление 2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4" style:display-name="Заголовок 1 2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4" style:display-name="Заголовок 2 2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4" style:display-name="Заголовок 3 2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4" style:display-name="Заголовок 4 2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4" style:display-name="Итог 2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4" style:display-name="Контрольная ячейка 2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4" style:display-name="Название 2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4" style:display-name="Нейтральный 2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4" style:display-name="Плохой 2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4" style:display-name="Пояснение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4" style:display-name="Примечание 2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4" style:display-name="Связанная ячейка 2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4" style:display-name="Текст предупреждения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4" style:display-name="Хороший 2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5" style:display-name="20% - Акцент1 2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5" style:display-name="20% - Акцент2 2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5" style:display-name="20% - Акцент3 2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5" style:display-name="2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5" style:display-name="20% - Акцент5 2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5" style:display-name="20% - Акцент6 2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5" style:display-name="40% - Акцент1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5" style:display-name="40% - Акцент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5" style:display-name="40% - Акцент3 2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5" style:display-name="4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5" style:display-name="40% - Акцент5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5" style:display-name="40% - Акцент6 2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5" style:display-name="60% - Акцент1 2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5" style:display-name="60% - Акцент2 2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5" style:display-name="60% - Акцент3 2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5" style:display-name="60% - 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5" style:display-name="60% - 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5" style:display-name="60% - Акцент6 2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5" style:display-name="Акцент1 2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5" style:display-name="Акцент2 2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5" style:display-name="Акцент3 2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5" style:display-name="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5" style:display-name="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5" style:display-name="Акцент6 2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5" style:display-name="Ввод  2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5" style:display-name="Вывод 2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5" style:display-name="Вычисление 2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5" style:display-name="Заголовок 1 2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5" style:display-name="Заголовок 2 2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5" style:display-name="Заголовок 3 2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5" style:display-name="Заголовок 4 2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5" style:display-name="Итог 2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5" style:display-name="Контрольная ячейка 2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5" style:display-name="Название 2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5" style:display-name="Нейтральный 2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5" style:display-name="Плохой 2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5" style:display-name="Пояснение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5" style:display-name="Примечание 2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5" style:display-name="Связанная ячейка 2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5" style:display-name="Текст предупреждения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5" style:display-name="Хороший 2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6" style:display-name="20% - Акцент1 2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6" style:display-name="20% - Акцент2 2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6" style:display-name="20% - Акцент3 2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6" style:display-name="2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6" style:display-name="20% - Акцент5 2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6" style:display-name="20% - Акцент6 2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6" style:display-name="40% - Акцент1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6" style:display-name="40% - Акцент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6" style:display-name="40% - Акцент3 2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6" style:display-name="4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6" style:display-name="40% - Акцент5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6" style:display-name="40% - Акцент6 2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6" style:display-name="60% - Акцент1 2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6" style:display-name="60% - Акцент2 2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6" style:display-name="60% - Акцент3 2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6" style:display-name="60% - 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6" style:display-name="60% - 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6" style:display-name="60% - Акцент6 2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6" style:display-name="Акцент1 2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6" style:display-name="Акцент2 2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6" style:display-name="Акцент3 2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6" style:display-name="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6" style:display-name="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6" style:display-name="Акцент6 2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6" style:display-name="Ввод  2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6" style:display-name="Вывод 2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6" style:display-name="Вычисление 2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6" style:display-name="Заголовок 1 2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6" style:display-name="Заголовок 2 2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6" style:display-name="Заголовок 3 2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6" style:display-name="Заголовок 4 2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6" style:display-name="Итог 2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6" style:display-name="Контрольная ячейка 2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6" style:display-name="Название 2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6" style:display-name="Нейтральный 2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6" style:display-name="Плохой 2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6" style:display-name="Пояснение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6" style:display-name="Примечание 2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6" style:display-name="Связанная ячейка 2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6" style:display-name="Текст предупреждения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6" style:display-name="Хороший 2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7" style:display-name="20% - Акцент1 2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7" style:display-name="20% - Акцент2 2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7" style:display-name="20% - Акцент3 2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7" style:display-name="2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7" style:display-name="20% - Акцент5 2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7" style:display-name="20% - Акцент6 2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7" style:display-name="40% - Акцент1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7" style:display-name="40% - Акцент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7" style:display-name="40% - Акцент3 2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7" style:display-name="4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7" style:display-name="40% - Акцент5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7" style:display-name="40% - Акцент6 2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7" style:display-name="60% - Акцент1 2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7" style:display-name="60% - Акцент2 2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7" style:display-name="60% - Акцент3 2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7" style:display-name="60% - 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7" style:display-name="60% - 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7" style:display-name="60% - Акцент6 2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7" style:display-name="Акцент1 2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7" style:display-name="Акцент2 2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7" style:display-name="Акцент3 2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7" style:display-name="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7" style:display-name="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7" style:display-name="Акцент6 2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7" style:display-name="Ввод  2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7" style:display-name="Вывод 2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7" style:display-name="Вычисление 2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7" style:display-name="Заголовок 1 2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7" style:display-name="Заголовок 2 2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7" style:display-name="Заголовок 3 2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7" style:display-name="Заголовок 4 2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7" style:display-name="Итог 2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7" style:display-name="Контрольная ячейка 2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7" style:display-name="Название 2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7" style:display-name="Нейтральный 2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7" style:display-name="Плохой 2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7" style:display-name="Пояснение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7" style:display-name="Примечание 2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7" style:display-name="Связанная ячейка 2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7" style:display-name="Текст предупреждения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7" style:display-name="Хороший 2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8" style:display-name="20% - Акцент1 2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8" style:display-name="20% - Акцент2 2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8" style:display-name="20% - Акцент3 2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8" style:display-name="2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8" style:display-name="20% - Акцент5 2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8" style:display-name="20% - Акцент6 2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8" style:display-name="40% - Акцент1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8" style:display-name="40% - Акцент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8" style:display-name="40% - Акцент3 2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8" style:display-name="4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8" style:display-name="40% - Акцент5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8" style:display-name="40% - Акцент6 2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8" style:display-name="60% - Акцент1 2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8" style:display-name="60% - Акцент2 2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8" style:display-name="60% - Акцент3 2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8" style:display-name="60% - 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8" style:display-name="60% - 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8" style:display-name="60% - Акцент6 2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8" style:display-name="Акцент1 2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8" style:display-name="Акцент2 2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8" style:display-name="Акцент3 2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8" style:display-name="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8" style:display-name="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8" style:display-name="Акцент6 2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8" style:display-name="Ввод  2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8" style:display-name="Вывод 2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8" style:display-name="Вычисление 2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8" style:display-name="Заголовок 1 2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8" style:display-name="Заголовок 2 2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8" style:display-name="Заголовок 3 2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8" style:display-name="Заголовок 4 2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8" style:display-name="Итог 2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8" style:display-name="Контрольная ячейка 2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8" style:display-name="Название 2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8" style:display-name="Нейтральный 2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8" style:display-name="Плохой 2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8" style:display-name="Пояснение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8" style:display-name="Примечание 2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8" style:display-name="Связанная ячейка 2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8" style:display-name="Текст предупреждения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8" style:display-name="Хороший 2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9" style:display-name="20% - Акцент1 2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9" style:display-name="20% - Акцент2 2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9" style:display-name="20% - Акцент3 2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9" style:display-name="2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9" style:display-name="20% - Акцент5 2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9" style:display-name="20% - Акцент6 2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9" style:display-name="40% - Акцент1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9" style:display-name="40% - Акцент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9" style:display-name="40% - Акцент3 2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9" style:display-name="4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9" style:display-name="40% - Акцент5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9" style:display-name="40% - Акцент6 2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9" style:display-name="60% - Акцент1 2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9" style:display-name="60% - Акцент2 2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9" style:display-name="60% - Акцент3 2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9" style:display-name="60% - 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9" style:display-name="60% - 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9" style:display-name="60% - Акцент6 2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9" style:display-name="Акцент1 2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9" style:display-name="Акцент2 2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9" style:display-name="Акцент3 2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9" style:display-name="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9" style:display-name="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9" style:display-name="Акцент6 2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9" style:display-name="Ввод  2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9" style:display-name="Вывод 2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9" style:display-name="Вычисление 2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9" style:display-name="Заголовок 1 2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9" style:display-name="Заголовок 2 2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9" style:display-name="Заголовок 3 2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9" style:display-name="Заголовок 4 2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9" style:display-name="Итог 2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9" style:display-name="Контрольная ячейка 2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9" style:display-name="Название 2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9" style:display-name="Нейтральный 2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9" style:display-name="Плохой 2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9" style:display-name="Пояснение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9" style:display-name="Примечание 2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9" style:display-name="Связанная ячейка 2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9" style:display-name="Текст предупреждения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9" style:display-name="Хороший 2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0" style:display-name="20% - Акцент1 3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0" style:display-name="20% - Акцент2 3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0" style:display-name="20% - Акцент3 3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0" style:display-name="2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0" style:display-name="20% - Акцент5 3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0" style:display-name="20% - Акцент6 3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0" style:display-name="40% - Акцент1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0" style:display-name="40% - Акцент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0" style:display-name="40% - Акцент3 3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0" style:display-name="4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0" style:display-name="40% - Акцент5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0" style:display-name="40% - Акцент6 3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0" style:display-name="60% - Акцент1 3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0" style:display-name="60% - Акцент2 3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0" style:display-name="60% - Акцент3 3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0" style:display-name="60% - 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0" style:display-name="60% - 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0" style:display-name="60% - Акцент6 3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0" style:display-name="Акцент1 3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0" style:display-name="Акцент2 3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0" style:display-name="Акцент3 3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0" style:display-name="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0" style:display-name="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0" style:display-name="Акцент6 3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0" style:display-name="Ввод  3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0" style:display-name="Вывод 3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0" style:display-name="Вычисление 3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0" style:display-name="Заголовок 1 3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0" style:display-name="Заголовок 2 3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0" style:display-name="Заголовок 3 3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0" style:display-name="Заголовок 4 3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0" style:display-name="Итог 3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0" style:display-name="Контрольная ячейка 3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0" style:display-name="Название 3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0" style:display-name="Нейтральный 3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0" style:display-name="Плохой 3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0" style:display-name="Пояснение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0" style:display-name="Примечание 3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0" style:display-name="Связанная ячейка 3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0" style:display-name="Текст предупреждения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0" style:display-name="Хороший 3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1" style:display-name="20% - Акцент1 3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1" style:display-name="20% - Акцент2 3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1" style:display-name="20% - Акцент3 3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1" style:display-name="2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1" style:display-name="20% - Акцент5 3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1" style:display-name="20% - Акцент6 3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1" style:display-name="40% - Акцент1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1" style:display-name="40% - Акцент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1" style:display-name="40% - Акцент3 3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1" style:display-name="4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1" style:display-name="40% - Акцент5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1" style:display-name="40% - Акцент6 3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1" style:display-name="60% - Акцент1 3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1" style:display-name="60% - Акцент2 3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1" style:display-name="60% - Акцент3 3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1" style:display-name="60% - 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1" style:display-name="60% - 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1" style:display-name="60% - Акцент6 3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1" style:display-name="Акцент1 3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1" style:display-name="Акцент2 3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1" style:display-name="Акцент3 3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1" style:display-name="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1" style:display-name="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1" style:display-name="Акцент6 3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1" style:display-name="Ввод  3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1" style:display-name="Вывод 3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1" style:display-name="Вычисление 3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1" style:display-name="Заголовок 1 3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1" style:display-name="Заголовок 2 3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1" style:display-name="Заголовок 3 3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1" style:display-name="Заголовок 4 3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1" style:display-name="Итог 3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1" style:display-name="Контрольная ячейка 3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1" style:display-name="Название 3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1" style:display-name="Нейтральный 3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1" style:display-name="Плохой 3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1" style:display-name="Пояснение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1" style:display-name="Примечание 3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1" style:display-name="Связанная ячейка 3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1" style:display-name="Текст предупреждения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1" style:display-name="Хороший 3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2" style:display-name="20% - Акцент1 3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2" style:display-name="20% - Акцент2 3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2" style:display-name="20% - Акцент3 3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2" style:display-name="2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2" style:display-name="20% - Акцент5 3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2" style:display-name="20% - Акцент6 3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2" style:display-name="40% - Акцент1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2" style:display-name="40% - Акцент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2" style:display-name="40% - Акцент3 3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2" style:display-name="4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2" style:display-name="40% - Акцент5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2" style:display-name="40% - Акцент6 3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2" style:display-name="60% - Акцент1 3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2" style:display-name="60% - Акцент2 3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2" style:display-name="60% - Акцент3 3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2" style:display-name="60% - 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2" style:display-name="60% - 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2" style:display-name="60% - Акцент6 3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2" style:display-name="Акцент1 3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2" style:display-name="Акцент2 3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2" style:display-name="Акцент3 3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2" style:display-name="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2" style:display-name="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2" style:display-name="Акцент6 3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2" style:display-name="Ввод  3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2" style:display-name="Вывод 3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2" style:display-name="Вычисление 3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2" style:display-name="Заголовок 1 3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2" style:display-name="Заголовок 2 3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2" style:display-name="Заголовок 3 3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2" style:display-name="Заголовок 4 3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2" style:display-name="Итог 3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2" style:display-name="Контрольная ячейка 3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2" style:display-name="Название 3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2" style:display-name="Нейтральный 3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2" style:display-name="Плохой 3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2" style:display-name="Пояснение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2" style:display-name="Примечание 3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2" style:display-name="Связанная ячейка 3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2" style:display-name="Текст предупреждения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2" style:display-name="Хороший 3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3" style:display-name="20% - Акцент1 3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3" style:display-name="20% - Акцент2 3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3" style:display-name="20% - Акцент3 3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3" style:display-name="2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3" style:display-name="20% - Акцент5 3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3" style:display-name="20% - Акцент6 3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3" style:display-name="40% - Акцент1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3" style:display-name="40% - Акцент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3" style:display-name="40% - Акцент3 3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3" style:display-name="4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3" style:display-name="40% - Акцент5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3" style:display-name="40% - Акцент6 3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3" style:display-name="60% - Акцент1 3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3" style:display-name="60% - Акцент2 3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3" style:display-name="60% - Акцент3 3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3" style:display-name="60% - 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3" style:display-name="60% - 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3" style:display-name="60% - Акцент6 3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3" style:display-name="Акцент1 3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3" style:display-name="Акцент2 3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3" style:display-name="Акцент3 3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3" style:display-name="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3" style:display-name="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3" style:display-name="Акцент6 3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3" style:display-name="Ввод  3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3" style:display-name="Вывод 3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3" style:display-name="Вычисление 3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3" style:display-name="Заголовок 1 3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3" style:display-name="Заголовок 2 3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3" style:display-name="Заголовок 3 3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3" style:display-name="Заголовок 4 3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3" style:display-name="Итог 3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3" style:display-name="Контрольная ячейка 3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3" style:display-name="Название 3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3" style:display-name="Нейтральный 3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3" style:display-name="Плохой 3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3" style:display-name="Пояснение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3" style:display-name="Примечание 3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3" style:display-name="Связанная ячейка 3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3" style:display-name="Текст предупреждения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3" style:display-name="Хороший 3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4" style:display-name="20% - Акцент1 3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4" style:display-name="20% - Акцент2 3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4" style:display-name="20% - Акцент3 3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4" style:display-name="2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4" style:display-name="20% - Акцент5 3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4" style:display-name="20% - Акцент6 3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4" style:display-name="40% - Акцент1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4" style:display-name="40% - Акцент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4" style:display-name="40% - Акцент3 3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4" style:display-name="4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4" style:display-name="40% - Акцент5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4" style:display-name="40% - Акцент6 3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4" style:display-name="60% - Акцент1 3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4" style:display-name="60% - Акцент2 3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4" style:display-name="60% - Акцент3 3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4" style:display-name="60% - 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4" style:display-name="60% - 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4" style:display-name="60% - Акцент6 3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4" style:display-name="Акцент1 3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4" style:display-name="Акцент2 3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4" style:display-name="Акцент3 3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4" style:display-name="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4" style:display-name="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4" style:display-name="Акцент6 3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4" style:display-name="Ввод  3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4" style:display-name="Вывод 3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4" style:display-name="Вычисление 3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4" style:display-name="Заголовок 1 3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4" style:display-name="Заголовок 2 3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4" style:display-name="Заголовок 3 3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4" style:display-name="Заголовок 4 3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4" style:display-name="Итог 3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4" style:display-name="Контрольная ячейка 3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4" style:display-name="Название 3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4" style:display-name="Нейтральный 3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4" style:display-name="Плохой 3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4" style:display-name="Пояснение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4" style:display-name="Примечание 3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4" style:display-name="Связанная ячейка 3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4" style:display-name="Текст предупреждения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4" style:display-name="Хороший 3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5" style:display-name="20% - Акцент1 3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5" style:display-name="20% - Акцент2 3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5" style:display-name="20% - Акцент3 3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5" style:display-name="2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5" style:display-name="20% - Акцент5 3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5" style:display-name="20% - Акцент6 3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5" style:display-name="40% - Акцент1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5" style:display-name="40% - Акцент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5" style:display-name="40% - Акцент3 3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5" style:display-name="4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5" style:display-name="40% - Акцент5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5" style:display-name="40% - Акцент6 3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5" style:display-name="60% - Акцент1 3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5" style:display-name="60% - Акцент2 3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5" style:display-name="60% - Акцент3 3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5" style:display-name="60% - 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5" style:display-name="60% - 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5" style:display-name="60% - Акцент6 3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5" style:display-name="Акцент1 3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5" style:display-name="Акцент2 3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5" style:display-name="Акцент3 3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5" style:display-name="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5" style:display-name="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5" style:display-name="Акцент6 3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5" style:display-name="Ввод  3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5" style:display-name="Вывод 3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5" style:display-name="Вычисление 3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5" style:display-name="Заголовок 1 3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5" style:display-name="Заголовок 2 3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5" style:display-name="Заголовок 3 3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5" style:display-name="Заголовок 4 3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5" style:display-name="Итог 3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5" style:display-name="Контрольная ячейка 3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5" style:display-name="Название 3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5" style:display-name="Нейтральный 3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5" style:display-name="Плохой 3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5" style:display-name="Пояснение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5" style:display-name="Примечание 3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5" style:display-name="Связанная ячейка 3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5" style:display-name="Текст предупреждения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5" style:display-name="Хороший 3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6" style:display-name="20% - Акцент1 3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6" style:display-name="20% - Акцент2 3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6" style:display-name="20% - Акцент3 3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6" style:display-name="2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6" style:display-name="20% - Акцент5 3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6" style:display-name="20% - Акцент6 3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6" style:display-name="40% - Акцент1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6" style:display-name="40% - Акцент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6" style:display-name="40% - Акцент3 3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6" style:display-name="4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6" style:display-name="40% - Акцент5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6" style:display-name="40% - Акцент6 3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6" style:display-name="60% - Акцент1 3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6" style:display-name="60% - Акцент2 3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6" style:display-name="60% - Акцент3 3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6" style:display-name="60% - 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6" style:display-name="60% - 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6" style:display-name="60% - Акцент6 3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6" style:display-name="Акцент1 3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6" style:display-name="Акцент2 3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6" style:display-name="Акцент3 3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6" style:display-name="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6" style:display-name="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6" style:display-name="Акцент6 3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6" style:display-name="Ввод  3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6" style:display-name="Вывод 3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6" style:display-name="Вычисление 3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6" style:display-name="Заголовок 1 3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6" style:display-name="Заголовок 2 3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6" style:display-name="Заголовок 3 3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6" style:display-name="Заголовок 4 3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6" style:display-name="Итог 3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6" style:display-name="Контрольная ячейка 3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6" style:display-name="Название 3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6" style:display-name="Нейтральный 3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6" style:display-name="Плохой 3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6" style:display-name="Пояснение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6" style:display-name="Примечание 3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6" style:display-name="Связанная ячейка 3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6" style:display-name="Текст предупреждения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6" style:display-name="Хороший 3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7" style:display-name="20% - Акцент1 3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7" style:display-name="20% - Акцент2 3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7" style:display-name="20% - Акцент3 3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7" style:display-name="2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7" style:display-name="20% - Акцент5 3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7" style:display-name="20% - Акцент6 3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7" style:display-name="40% - Акцент1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7" style:display-name="40% - Акцент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7" style:display-name="40% - Акцент3 3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7" style:display-name="4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7" style:display-name="40% - Акцент5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7" style:display-name="40% - Акцент6 3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7" style:display-name="60% - Акцент1 3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7" style:display-name="60% - Акцент2 3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7" style:display-name="60% - Акцент3 3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7" style:display-name="60% - 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7" style:display-name="60% - 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7" style:display-name="60% - Акцент6 3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7" style:display-name="Акцент1 3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7" style:display-name="Акцент2 3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7" style:display-name="Акцент3 3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7" style:display-name="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7" style:display-name="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7" style:display-name="Акцент6 3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7" style:display-name="Ввод  3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7" style:display-name="Вывод 3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7" style:display-name="Вычисление 3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7" style:display-name="Заголовок 1 3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7" style:display-name="Заголовок 2 3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7" style:display-name="Заголовок 3 3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7" style:display-name="Заголовок 4 3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7" style:display-name="Итог 3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7" style:display-name="Контрольная ячейка 3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7" style:display-name="Название 3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7" style:display-name="Нейтральный 3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7" style:display-name="Плохой 3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7" style:display-name="Пояснение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7" style:display-name="Примечание 3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7" style:display-name="Связанная ячейка 3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7" style:display-name="Текст предупреждения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7" style:display-name="Хороший 3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8" style:display-name="20% - Акцент1 3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8" style:display-name="20% - Акцент2 3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8" style:display-name="20% - Акцент3 3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8" style:display-name="2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8" style:display-name="20% - Акцент5 3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8" style:display-name="20% - Акцент6 3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8" style:display-name="40% - Акцент1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8" style:display-name="40% - Акцент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8" style:display-name="40% - Акцент3 3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8" style:display-name="4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8" style:display-name="40% - Акцент5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8" style:display-name="40% - Акцент6 3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8" style:display-name="60% - Акцент1 3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8" style:display-name="60% - Акцент2 3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8" style:display-name="60% - Акцент3 3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8" style:display-name="60% - 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8" style:display-name="60% - 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8" style:display-name="60% - Акцент6 3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8" style:display-name="Акцент1 3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8" style:display-name="Акцент2 3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8" style:display-name="Акцент3 3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8" style:display-name="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8" style:display-name="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8" style:display-name="Акцент6 3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8" style:display-name="Ввод  3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8" style:display-name="Вывод 3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8" style:display-name="Вычисление 3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8" style:display-name="Заголовок 1 3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8" style:display-name="Заголовок 2 3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8" style:display-name="Заголовок 3 3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8" style:display-name="Заголовок 4 3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8" style:display-name="Итог 3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8" style:display-name="Контрольная ячейка 3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8" style:display-name="Название 3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8" style:display-name="Нейтральный 3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8" style:display-name="Плохой 3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8" style:display-name="Пояснение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8" style:display-name="Примечание 3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8" style:display-name="Связанная ячейка 3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8" style:display-name="Текст предупреждения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8" style:display-name="Хороший 3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9" style:display-name="20% - Акцент1 3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9" style:display-name="20% - Акцент2 3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9" style:display-name="20% - Акцент3 3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9" style:display-name="2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9" style:display-name="20% - Акцент5 3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9" style:display-name="20% - Акцент6 3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9" style:display-name="40% - Акцент1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9" style:display-name="40% - Акцент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9" style:display-name="40% - Акцент3 3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9" style:display-name="4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9" style:display-name="40% - Акцент5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9" style:display-name="40% - Акцент6 3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9" style:display-name="60% - Акцент1 3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9" style:display-name="60% - Акцент2 3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9" style:display-name="60% - Акцент3 3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9" style:display-name="60% - 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9" style:display-name="60% - 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9" style:display-name="60% - Акцент6 3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9" style:display-name="Акцент1 3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9" style:display-name="Акцент2 3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9" style:display-name="Акцент3 3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9" style:display-name="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9" style:display-name="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9" style:display-name="Акцент6 3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9" style:display-name="Ввод  3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9" style:display-name="Вывод 3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9" style:display-name="Вычисление 3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9" style:display-name="Заголовок 1 3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9" style:display-name="Заголовок 2 3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9" style:display-name="Заголовок 3 3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9" style:display-name="Заголовок 4 3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9" style:display-name="Итог 3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9" style:display-name="Контрольная ячейка 3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9" style:display-name="Название 3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9" style:display-name="Нейтральный 3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9" style:display-name="Плохой 3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9" style:display-name="Пояснение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9" style:display-name="Примечание 3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9" style:display-name="Связанная ячейка 3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9" style:display-name="Текст предупреждения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9" style:display-name="Хороший 3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0" style:display-name="20% - Акцент1 4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0" style:display-name="20% - Акцент2 4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0" style:display-name="20% - Акцент3 4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0" style:display-name="2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0" style:display-name="20% - Акцент5 4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0" style:display-name="20% - Акцент6 4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0" style:display-name="40% - Акцент1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0" style:display-name="40% - Акцент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0" style:display-name="40% - Акцент3 4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0" style:display-name="4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0" style:display-name="40% - Акцент5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0" style:display-name="40% - Акцент6 4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0" style:display-name="60% - Акцент1 4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0" style:display-name="60% - Акцент2 4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0" style:display-name="60% - Акцент3 4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0" style:display-name="60% - 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0" style:display-name="60% - 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0" style:display-name="60% - Акцент6 4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0" style:display-name="Акцент1 4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0" style:display-name="Акцент2 4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0" style:display-name="Акцент3 4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0" style:display-name="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0" style:display-name="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0" style:display-name="Акцент6 4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0" style:display-name="Ввод  4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0" style:display-name="Вывод 4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0" style:display-name="Вычисление 4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0" style:display-name="Заголовок 1 4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0" style:display-name="Заголовок 2 4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0" style:display-name="Заголовок 3 4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0" style:display-name="Заголовок 4 4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0" style:display-name="Итог 4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0" style:display-name="Контрольная ячейка 4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0" style:display-name="Название 4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0" style:display-name="Нейтральный 4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0" style:display-name="Плохой 4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0" style:display-name="Пояснение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0" style:display-name="Примечание 4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0" style:display-name="Связанная ячейка 4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0" style:display-name="Текст предупреждения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0" style:display-name="Хороший 4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1" style:display-name="20% - Акцент1 4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1" style:display-name="20% - Акцент2 4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1" style:display-name="20% - Акцент3 4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1" style:display-name="2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1" style:display-name="20% - Акцент5 4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1" style:display-name="20% - Акцент6 4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1" style:display-name="40% - Акцент1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1" style:display-name="40% - Акцент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1" style:display-name="40% - Акцент3 4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1" style:display-name="4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1" style:display-name="40% - Акцент5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1" style:display-name="40% - Акцент6 4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1" style:display-name="60% - Акцент1 4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1" style:display-name="60% - Акцент2 4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1" style:display-name="60% - Акцент3 4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1" style:display-name="60% - 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1" style:display-name="60% - 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1" style:display-name="60% - Акцент6 4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1" style:display-name="Акцент1 4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1" style:display-name="Акцент2 4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1" style:display-name="Акцент3 4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1" style:display-name="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1" style:display-name="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1" style:display-name="Акцент6 4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1" style:display-name="Ввод  4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1" style:display-name="Вывод 4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1" style:display-name="Вычисление 4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1" style:display-name="Заголовок 1 4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1" style:display-name="Заголовок 2 4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1" style:display-name="Заголовок 3 4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1" style:display-name="Заголовок 4 4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1" style:display-name="Итог 4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1" style:display-name="Контрольная ячейка 4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1" style:display-name="Название 4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1" style:display-name="Нейтральный 4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1" style:display-name="Плохой 4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1" style:display-name="Пояснение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1" style:display-name="Примечание 4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1" style:display-name="Связанная ячейка 4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1" style:display-name="Текст предупреждения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1" style:display-name="Хороший 4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2" style:display-name="20% - Акцент1 4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2" style:display-name="20% - Акцент2 4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2" style:display-name="20% - Акцент3 4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2" style:display-name="2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2" style:display-name="20% - Акцент5 4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2" style:display-name="20% - Акцент6 4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2" style:display-name="40% - Акцент1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2" style:display-name="40% - Акцент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2" style:display-name="40% - Акцент3 4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2" style:display-name="4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2" style:display-name="40% - Акцент5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2" style:display-name="40% - Акцент6 4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2" style:display-name="60% - Акцент1 4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2" style:display-name="60% - Акцент2 4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2" style:display-name="60% - Акцент3 4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2" style:display-name="60% - 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2" style:display-name="60% - 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2" style:display-name="60% - Акцент6 4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2" style:display-name="Акцент1 4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2" style:display-name="Акцент2 4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2" style:display-name="Акцент3 4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2" style:display-name="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2" style:display-name="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2" style:display-name="Акцент6 4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2" style:display-name="Ввод  4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2" style:display-name="Вывод 4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2" style:display-name="Вычисление 4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2" style:display-name="Заголовок 1 4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2" style:display-name="Заголовок 2 4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2" style:display-name="Заголовок 3 4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2" style:display-name="Заголовок 4 4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2" style:display-name="Итог 4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2" style:display-name="Контрольная ячейка 4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2" style:display-name="Название 4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2" style:display-name="Нейтральный 4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2" style:display-name="Плохой 4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2" style:display-name="Пояснение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2" style:display-name="Примечание 4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2" style:display-name="Связанная ячейка 4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2" style:display-name="Текст предупреждения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2" style:display-name="Хороший 4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3" style:display-name="20% - Акцент1 4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3" style:display-name="20% - Акцент2 4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3" style:display-name="20% - Акцент3 4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3" style:display-name="2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3" style:display-name="20% - Акцент5 4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3" style:display-name="20% - Акцент6 4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3" style:display-name="40% - Акцент1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3" style:display-name="40% - Акцент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3" style:display-name="40% - Акцент3 4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3" style:display-name="4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3" style:display-name="40% - Акцент5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3" style:display-name="40% - Акцент6 4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3" style:display-name="60% - Акцент1 4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3" style:display-name="60% - Акцент2 4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3" style:display-name="60% - Акцент3 4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3" style:display-name="60% - 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3" style:display-name="60% - 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3" style:display-name="60% - Акцент6 4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3" style:display-name="Акцент1 4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3" style:display-name="Акцент2 4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3" style:display-name="Акцент3 4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3" style:display-name="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3" style:display-name="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3" style:display-name="Акцент6 4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3" style:display-name="Ввод  4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3" style:display-name="Вывод 4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3" style:display-name="Вычисление 4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3" style:display-name="Заголовок 1 4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3" style:display-name="Заголовок 2 4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3" style:display-name="Заголовок 3 4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3" style:display-name="Заголовок 4 4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3" style:display-name="Итог 4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3" style:display-name="Контрольная ячейка 4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3" style:display-name="Название 4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3" style:display-name="Нейтральный 4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3" style:display-name="Плохой 4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3" style:display-name="Пояснение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3" style:display-name="Примечание 4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3" style:display-name="Связанная ячейка 4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3" style:display-name="Текст предупреждения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3" style:display-name="Хороший 4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4" style:display-name="20% - Акцент1 4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4" style:display-name="20% - Акцент2 4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4" style:display-name="20% - Акцент3 4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4" style:display-name="2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4" style:display-name="20% - Акцент5 4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4" style:display-name="20% - Акцент6 4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4" style:display-name="40% - Акцент1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4" style:display-name="40% - Акцент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4" style:display-name="40% - Акцент3 4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4" style:display-name="4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4" style:display-name="40% - Акцент5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4" style:display-name="40% - Акцент6 4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4" style:display-name="60% - Акцент1 4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4" style:display-name="60% - Акцент2 4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4" style:display-name="60% - Акцент3 4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4" style:display-name="60% - 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4" style:display-name="60% - 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4" style:display-name="60% - Акцент6 4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4" style:display-name="Акцент1 4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4" style:display-name="Акцент2 4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4" style:display-name="Акцент3 4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4" style:display-name="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4" style:display-name="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4" style:display-name="Акцент6 4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4" style:display-name="Ввод  4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4" style:display-name="Вывод 4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4" style:display-name="Вычисление 4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4" style:display-name="Заголовок 1 4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4" style:display-name="Заголовок 2 4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4" style:display-name="Заголовок 3 4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4" style:display-name="Заголовок 4 4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4" style:display-name="Итог 4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4" style:display-name="Контрольная ячейка 4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4" style:display-name="Название 4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4" style:display-name="Нейтральный 4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4" style:display-name="Плохой 4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4" style:display-name="Пояснение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4" style:display-name="Примечание 4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4" style:display-name="Связанная ячейка 4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4" style:display-name="Текст предупреждения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4" style:display-name="Хороший 4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5" style:display-name="20% - Акцент1 4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5" style:display-name="20% - Акцент2 4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5" style:display-name="20% - Акцент3 4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5" style:display-name="2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5" style:display-name="20% - Акцент5 4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5" style:display-name="20% - Акцент6 4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5" style:display-name="40% - Акцент1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5" style:display-name="40% - Акцент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5" style:display-name="40% - Акцент3 4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5" style:display-name="4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5" style:display-name="40% - Акцент5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5" style:display-name="40% - Акцент6 4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5" style:display-name="60% - Акцент1 4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5" style:display-name="60% - Акцент2 4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5" style:display-name="60% - Акцент3 4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5" style:display-name="60% - 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5" style:display-name="60% - 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5" style:display-name="60% - Акцент6 4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5" style:display-name="Акцент1 4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5" style:display-name="Акцент2 4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5" style:display-name="Акцент3 4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5" style:display-name="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5" style:display-name="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5" style:display-name="Акцент6 4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5" style:display-name="Ввод  4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5" style:display-name="Вывод 4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5" style:display-name="Вычисление 4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5" style:display-name="Заголовок 1 4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5" style:display-name="Заголовок 2 4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5" style:display-name="Заголовок 3 4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5" style:display-name="Заголовок 4 4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5" style:display-name="Итог 4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5" style:display-name="Контрольная ячейка 4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5" style:display-name="Название 4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5" style:display-name="Нейтральный 4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5" style:display-name="Плохой 4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5" style:display-name="Пояснение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5" style:display-name="Примечание 4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5" style:display-name="Связанная ячейка 4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5" style:display-name="Текст предупреждения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5" style:display-name="Хороший 4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6" style:display-name="20% - Акцент1 4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6" style:display-name="20% - Акцент2 4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6" style:display-name="20% - Акцент3 4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6" style:display-name="2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6" style:display-name="20% - Акцент5 4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6" style:display-name="20% - Акцент6 4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6" style:display-name="40% - Акцент1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6" style:display-name="40% - Акцент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6" style:display-name="40% - Акцент3 4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6" style:display-name="4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6" style:display-name="40% - Акцент5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6" style:display-name="40% - Акцент6 4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6" style:display-name="60% - Акцент1 4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6" style:display-name="60% - Акцент2 4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6" style:display-name="60% - Акцент3 4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6" style:display-name="60% - 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6" style:display-name="60% - 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6" style:display-name="60% - Акцент6 4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6" style:display-name="Акцент1 4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6" style:display-name="Акцент2 4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6" style:display-name="Акцент3 4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6" style:display-name="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6" style:display-name="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6" style:display-name="Акцент6 4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6" style:display-name="Ввод  4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6" style:display-name="Вывод 4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6" style:display-name="Вычисление 4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6" style:display-name="Заголовок 1 4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6" style:display-name="Заголовок 2 4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6" style:display-name="Заголовок 3 4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6" style:display-name="Заголовок 4 4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6" style:display-name="Итог 4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6" style:display-name="Контрольная ячейка 4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6" style:display-name="Название 4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6" style:display-name="Нейтральный 4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6" style:display-name="Плохой 4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6" style:display-name="Пояснение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6" style:display-name="Примечание 4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6" style:display-name="Связанная ячейка 4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6" style:display-name="Текст предупреждения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6" style:display-name="Хороший 4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7" style:display-name="20% - Акцент1 4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7" style:display-name="20% - Акцент2 4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7" style:display-name="20% - Акцент3 4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7" style:display-name="2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7" style:display-name="20% - Акцент5 4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7" style:display-name="20% - Акцент6 4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7" style:display-name="40% - Акцент1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7" style:display-name="40% - Акцент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7" style:display-name="40% - Акцент3 4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7" style:display-name="4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7" style:display-name="40% - Акцент5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7" style:display-name="40% - Акцент6 4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7" style:display-name="60% - Акцент1 4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7" style:display-name="60% - Акцент2 4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7" style:display-name="60% - Акцент3 4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7" style:display-name="60% - 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7" style:display-name="60% - 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7" style:display-name="60% - Акцент6 4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7" style:display-name="Акцент1 4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7" style:display-name="Акцент2 4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7" style:display-name="Акцент3 4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7" style:display-name="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7" style:display-name="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7" style:display-name="Акцент6 4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7" style:display-name="Ввод  4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7" style:display-name="Вывод 4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7" style:display-name="Вычисление 4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7" style:display-name="Заголовок 1 4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7" style:display-name="Заголовок 2 4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7" style:display-name="Заголовок 3 4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7" style:display-name="Заголовок 4 4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7" style:display-name="Итог 4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7" style:display-name="Контрольная ячейка 4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7" style:display-name="Название 4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7" style:display-name="Нейтральный 4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7" style:display-name="Плохой 4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7" style:display-name="Пояснение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7" style:display-name="Примечание 4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7" style:display-name="Связанная ячейка 4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7" style:display-name="Текст предупреждения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7" style:display-name="Хороший 4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8" style:display-name="20% - Акцент1 4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8" style:display-name="20% - Акцент2 4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8" style:display-name="20% - Акцент3 4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8" style:display-name="2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8" style:display-name="20% - Акцент5 4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8" style:display-name="20% - Акцент6 4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8" style:display-name="40% - Акцент1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8" style:display-name="40% - Акцент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8" style:display-name="40% - Акцент3 4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8" style:display-name="4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8" style:display-name="40% - Акцент5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8" style:display-name="40% - Акцент6 4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8" style:display-name="60% - Акцент1 4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8" style:display-name="60% - Акцент2 4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8" style:display-name="60% - Акцент3 4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8" style:display-name="60% - 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8" style:display-name="60% - 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8" style:display-name="60% - Акцент6 4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8" style:display-name="Акцент1 4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8" style:display-name="Акцент2 4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8" style:display-name="Акцент3 4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8" style:display-name="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8" style:display-name="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8" style:display-name="Акцент6 4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8" style:display-name="Ввод  4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8" style:display-name="Вывод 4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8" style:display-name="Вычисление 4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8" style:display-name="Заголовок 1 4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8" style:display-name="Заголовок 2 4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8" style:display-name="Заголовок 3 4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8" style:display-name="Заголовок 4 4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8" style:display-name="Итог 4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8" style:display-name="Контрольная ячейка 4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8" style:display-name="Название 4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8" style:display-name="Нейтральный 4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8" style:display-name="Плохой 4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8" style:display-name="Пояснение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8" style:display-name="Примечание 4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8" style:display-name="Связанная ячейка 4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8" style:display-name="Текст предупреждения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8" style:display-name="Хороший 4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9" style:display-name="20% - Акцент1 4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9" style:display-name="20% - Акцент2 4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9" style:display-name="20% - Акцент3 4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9" style:display-name="2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9" style:display-name="20% - Акцент5 4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9" style:display-name="20% - Акцент6 4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9" style:display-name="40% - Акцент1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9" style:display-name="40% - Акцент2 4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9" style:display-name="40% - Акцент3 4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9" style:display-name="4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9" style:display-name="40% - Акцент5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9" style:display-name="40% - Акцент6 4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9" style:display-name="60% - Акцент1 4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9" style:display-name="60% - Акцент2 4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9" style:display-name="60% - Акцент3 4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9" style:display-name="60% - 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9" style:display-name="60% - 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9" style:display-name="60% - Акцент6 4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9" style:display-name="Акцент1 4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9" style:display-name="Акцент2 4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9" style:display-name="Акцент3 4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9" style:display-name="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9" style:display-name="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9" style:display-name="Акцент6 4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9" style:display-name="Ввод  4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9" style:display-name="Вывод 4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9" style:display-name="Вычисление 4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9" style:display-name="Заголовок 1 4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9" style:display-name="Заголовок 2 4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9" style:display-name="Заголовок 3 4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9" style:display-name="Заголовок 4 4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9" style:display-name="Итог 4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9" style:display-name="Контрольная ячейка 4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9" style:display-name="Название 4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9" style:display-name="Нейтральный 4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9" style:display-name="Плохой 4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9" style:display-name="Пояснение 4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9" style:display-name="Примечание 4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9" style:display-name="Связанная ячейка 4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9" style:display-name="Текст предупреждения 4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9" style:display-name="Хороший 4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0" style:display-name="20% - Акцент1 5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0" style:display-name="20% - Акцент2 5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0" style:display-name="20% - Акцент3 5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0" style:display-name="2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0" style:display-name="20% - Акцент5 5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0" style:display-name="20% - Акцент6 5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0" style:display-name="40% - Акцент1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0" style:display-name="40% - Акцент2 5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0" style:display-name="40% - Акцент3 5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0" style:display-name="4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0" style:display-name="40% - Акцент5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0" style:display-name="40% - Акцент6 5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0" style:display-name="60% - Акцент1 5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0" style:display-name="60% - Акцент2 5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0" style:display-name="60% - Акцент3 5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0" style:display-name="60% - 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0" style:display-name="60% - 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0" style:display-name="60% - Акцент6 5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0" style:display-name="Акцент1 5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0" style:display-name="Акцент2 5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0" style:display-name="Акцент3 5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0" style:display-name="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0" style:display-name="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0" style:display-name="Акцент6 5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0" style:display-name="Ввод  5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0" style:display-name="Вывод 5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0" style:display-name="Вычисление 5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0" style:display-name="Заголовок 1 5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0" style:display-name="Заголовок 2 5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0" style:display-name="Заголовок 3 5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0" style:display-name="Заголовок 4 5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0" style:display-name="Итог 5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0" style:display-name="Контрольная ячейка 5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0" style:display-name="Название 5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0" style:display-name="Нейтральный 5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0" style:display-name="Плохой 5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0" style:display-name="Пояснение 5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0" style:display-name="Примечание 5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0" style:display-name="Связанная ячейка 5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0" style:display-name="Текст предупреждения 5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0" style:display-name="Хороший 5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1" style:display-name="20% - Акцент1 5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1" style:display-name="20% - Акцент2 5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1" style:display-name="20% - Акцент3 5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1" style:display-name="2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1" style:display-name="20% - Акцент5 5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1" style:display-name="20% - Акцент6 5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1" style:display-name="40% - Акцент1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1" style:display-name="40% - Акцент2 5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1" style:display-name="40% - Акцент3 5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1" style:display-name="4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1" style:display-name="40% - Акцент5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1" style:display-name="40% - Акцент6 5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1" style:display-name="60% - Акцент1 5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1" style:display-name="60% - Акцент2 5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1" style:display-name="60% - Акцент3 5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1" style:display-name="60% - 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1" style:display-name="60% - 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1" style:display-name="60% - Акцент6 5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1" style:display-name="Акцент1 5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1" style:display-name="Акцент2 5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1" style:display-name="Акцент3 5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1" style:display-name="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1" style:display-name="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1" style:display-name="Акцент6 5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1" style:display-name="Ввод  5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1" style:display-name="Вывод 5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1" style:display-name="Вычисление 5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1" style:display-name="Заголовок 1 5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1" style:display-name="Заголовок 2 5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1" style:display-name="Заголовок 3 5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1" style:display-name="Заголовок 4 5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1" style:display-name="Итог 5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1" style:display-name="Контрольная ячейка 5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1" style:display-name="Название 5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1" style:display-name="Нейтральный 5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1" style:display-name="Плохой 5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1" style:display-name="Пояснение 5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1" style:display-name="Примечание 5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1" style:display-name="Связанная ячейка 5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1" style:display-name="Текст предупреждения 5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1" style:display-name="Хороший 5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19.07.2015</text:date>, <text:time>09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7" style:display-name="PageStyle_Лист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8" style:display-name="PageStyle_Лист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9" style:display-name="PageStyle_Лист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0" style:display-name="PageStyle_Лист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1" style:display-name="PageStyle_Лист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2" style:display-name="PageStyle_Лист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3" style:display-name="PageStyle_Лист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4" style:display-name="PageStyle_Лист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5" style:display-name="PageStyle_Лист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6" style:display-name="PageStyle_Лист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7" style:display-name="PageStyle_Лист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8" style:display-name="PageStyle_Лист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9" style:display-name="PageStyle_Лист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0" style:display-name="PageStyle_Лист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1" style:display-name="PageStyle_Лист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2" style:display-name="PageStyle_Лист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3" style:display-name="PageStyle_Лист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4" style:display-name="PageStyle_Лист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5" style:display-name="PageStyle_Лист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6" style:display-name="PageStyle_Лист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7" style:display-name="PageStyle_Лист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8" style:display-name="PageStyle_Лист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9" style:display-name="PageStyle_Лист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0" style:display-name="PageStyle_Лист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1" style:display-name="PageStyle_Лист1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2" style:display-name="PageStyle_Лист1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3" style:display-name="PageStyle_Лист1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4" style:display-name="PageStyle_Лист1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5" style:display-name="PageStyle_Лист1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6" style:display-name="PageStyle_Лист1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7" style:display-name="PageStyle_Лист1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8" style:display-name="PageStyle_Лист1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9" style:display-name="PageStyle_Лист1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0" style:display-name="PageStyle_Лист1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1" style:display-name="PageStyle_Лист1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2" style:display-name="PageStyle_Лист1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3" style:display-name="PageStyle_Лист1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4" style:display-name="PageStyle_Лист1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5" style:display-name="PageStyle_Лист1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6" style:display-name="PageStyle_Лист1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7" style:display-name="PageStyle_Лист1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8" style:display-name="PageStyle_Лист1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9" style:display-name="PageStyle_Лист1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0" style:display-name="PageStyle_Лист1 5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1" style:display-name="PageStyle_Лист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Лист1_20_52" style:display-name="PageStyle_Лист1 52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1-11-17T09:55:32</meta:creation-date>
    <dc:date>2015-07-19T09:12:03.12</dc:date>
    <meta:editing-duration>P6DT23H4M30S</meta:editing-duration>
    <meta:editing-cycles>680</meta:editing-cycles>
    <meta:generator>OpenOffice/4.1.1$Win32 OpenOffice.org_project/411m6$Build-9775</meta:generator>
    <meta:document-statistic meta:table-count="2" meta:cell-count="631" meta:object-count="0"/>
    <meta:user-defined meta:name="Поле 1"/>
    <meta:user-defined meta:name="Поле 2"/>
    <meta:user-defined meta:name="Поле 3"/>
    <meta:user-defined meta:name="Поле 4"/>
  </office:meta>
</office:document-meta>
</file>